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8" table:default-cell-style-name="Default"/>
        <table:table-row table:style-name="ro1">
          <table:table-cell office:value-type="string" calcext:value-type="string">
            <text:p><text:s/>t2_haste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<text:s/>Background</text:p>
          </table:table-cell>
          <table:table-cell/>
          <table:table-cell office:value-type="float" office:value="14.261731" calcext:value-type="float">
            <text:p>14.261731</text:p>
          </table:table-cell>
          <table:table-cell office:value-type="float" office:value="10.965" calcext:value-type="float">
            <text:p>10.965</text:p>
          </table:table-cell>
          <table:table-cell office:value-type="float" office:value="11.955275" calcext:value-type="float">
            <text:p>11.955275</text:p>
          </table:table-cell>
          <table:table-cell office:value-type="float" office:value="18.609825" calcext:value-type="float">
            <text:p>18.60982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523 130 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45 120 46</text:p>
          </table:table-cell>
          <table:table-cell office:value-type="float" office:value="20032" calcext:value-type="float">
            <text:p>20032</text:p>
          </table:table-cell>
          <table:table-cell office:value-type="float" office:value="7062.0625" calcext:value-type="float">
            <text:p>7062.0625</text:p>
          </table:table-cell>
          <table:table-cell office:value-type="float" office:value="1.956984" calcext:value-type="float">
            <text:p>1.956984</text:p>
          </table:table-cell>
          <table:table-cell office:value-type="float" office:value="9.083716" calcext:value-type="float">
            <text:p>9.083716</text:p>
          </table:table-cell>
          <table:table-cell office:value-type="float" office:value="0.052393" calcext:value-type="float">
            <text:p>0.052393</text:p>
          </table:table-cell>
          <table:table-cell office:value-type="float" office:value="4.725385" calcext:value-type="float">
            <text:p>4.725385</text:p>
          </table:table-cell>
          <table:table-cell office:value-type="float" office:value="14.357053" calcext:value-type="float">
            <text:p>14.357053</text:p>
          </table:table-cell>
          <table:table-cell office:value-type="float" office:value="0.052393" calcext:value-type="float">
            <text:p>0.052393</text:p>
          </table:table-cell>
          <table:table-cell office:value-type="float" office:value="142.928598" calcext:value-type="float">
            <text:p>142.928598</text:p>
          </table:table-cell>
        </table:table-row>
        <table:table-row table:style-name="ro1">
          <table:table-cell office:value-type="string" calcext:value-type="string">
            <text:p><text:s/>CuSO4 1.5g/l</text:p>
          </table:table-cell>
          <table:table-cell/>
          <table:table-cell office:value-type="float" office:value="106.503165" calcext:value-type="float">
            <text:p>106.503165</text:p>
          </table:table-cell>
          <table:table-cell office:value-type="float" office:value="105.730001" calcext:value-type="float">
            <text:p>105.730001</text:p>
          </table:table-cell>
          <table:table-cell office:value-type="float" office:value="11.596523" calcext:value-type="float">
            <text:p>11.596523</text:p>
          </table:table-cell>
          <table:table-cell office:value-type="float" office:value="107.132644" calcext:value-type="float">
            <text:p>107.13264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369 208 8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363 208 93</text:p>
          </table:table-cell>
          <table:table-cell office:value-type="float" office:value="316" calcext:value-type="float">
            <text:p>316</text:p>
          </table:table-cell>
          <table:table-cell office:value-type="float" office:value="701.71749" calcext:value-type="float">
            <text:p>701.71749</text:p>
          </table:table-cell>
          <table:table-cell office:value-type="float" office:value="0.208096" calcext:value-type="float">
            <text:p>0.208096</text:p>
          </table:table-cell>
          <table:table-cell office:value-type="float" office:value="2.270091" calcext:value-type="float">
            <text:p>2.270091</text:p>
          </table:table-cell>
          <table:table-cell office:value-type="float" office:value="0.026819" calcext:value-type="float">
            <text:p>0.026819</text:p>
          </table:table-cell>
          <table:table-cell office:value-type="float" office:value="5.377366" calcext:value-type="float">
            <text:p>5.377366</text:p>
          </table:table-cell>
          <table:table-cell office:value-type="float" office:value="106.503165" calcext:value-type="float">
            <text:p>106.503165</text:p>
          </table:table-cell>
          <table:table-cell office:value-type="float" office:value="0.026819" calcext:value-type="float">
            <text:p>0.026819</text:p>
          </table:table-cell>
          <table:table-cell office:value-type="float" office:value="134.479355" calcext:value-type="float">
            <text:p>134.479355</text:p>
          </table:table-cell>
        </table:table-row>
        <table:table-row table:style-name="ro1">
          <table:table-cell office:value-type="string" calcext:value-type="string">
            <text:p><text:s/>Fishoil</text:p>
          </table:table-cell>
          <table:table-cell/>
          <table:table-cell office:value-type="float" office:value="165.637224" calcext:value-type="float">
            <text:p>165.637224</text:p>
          </table:table-cell>
          <table:table-cell office:value-type="float" office:value="165.050001" calcext:value-type="float">
            <text:p>165.050001</text:p>
          </table:table-cell>
          <table:table-cell office:value-type="float" office:value="21.41256" calcext:value-type="float">
            <text:p>21.41256</text:p>
          </table:table-cell>
          <table:table-cell office:value-type="float" office:value="167.015531" calcext:value-type="float">
            <text:p>167.015531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430 208 3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417 208 24</text:p>
          </table:table-cell>
          <table:table-cell office:value-type="float" office:value="317" calcext:value-type="float">
            <text:p>317</text:p>
          </table:table-cell>
          <table:table-cell office:value-type="float" office:value="703.938115" calcext:value-type="float">
            <text:p>703.938115</text:p>
          </table:table-cell>
          <table:table-cell office:value-type="float" office:value="0.078102" calcext:value-type="float">
            <text:p>0.078102</text:p>
          </table:table-cell>
          <table:table-cell office:value-type="float" office:value="2.754819" calcext:value-type="float">
            <text:p>2.754819</text:p>
          </table:table-cell>
          <table:table-cell office:value-type="float" office:value="0.017604" calcext:value-type="float">
            <text:p>0.017604</text:p>
          </table:table-cell>
          <table:table-cell office:value-type="float" office:value="6.066958" calcext:value-type="float">
            <text:p>6.066958</text:p>
          </table:table-cell>
          <table:table-cell office:value-type="float" office:value="165.637224" calcext:value-type="float">
            <text:p>165.637224</text:p>
          </table:table-cell>
          <table:table-cell office:value-type="float" office:value="0.017604" calcext:value-type="float">
            <text:p>0.017604</text:p>
          </table:table-cell>
          <table:table-cell office:value-type="float" office:value="458.497724" calcext:value-type="float">
            <text:p>458.497724</text:p>
          </table:table-cell>
        </table:table-row>
        <table:table-row table:style-name="ro1">
          <table:table-cell office:value-type="string" calcext:value-type="string">
            <text:p><text:s/>Sodium_100g/l</text:p>
          </table:table-cell>
          <table:table-cell/>
          <table:table-cell office:value-type="float" office:value="117.334532" calcext:value-type="float">
            <text:p>117.334532</text:p>
          </table:table-cell>
          <table:table-cell office:value-type="float" office:value="121.320002" calcext:value-type="float">
            <text:p>121.320002</text:p>
          </table:table-cell>
          <table:table-cell office:value-type="float" office:value="22.494114" calcext:value-type="float">
            <text:p>22.494114</text:p>
          </table:table-cell>
          <table:table-cell office:value-type="float" office:value="119.471242" calcext:value-type="float">
            <text:p>119.471242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410 80 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66 80 46</text:p>
          </table:table-cell>
          <table:table-cell office:value-type="float" office:value="278" calcext:value-type="float">
            <text:p>278</text:p>
          </table:table-cell>
          <table:table-cell office:value-type="float" office:value="617.333741" calcext:value-type="float">
            <text:p>617.333741</text:p>
          </table:table-cell>
          <table:table-cell office:value-type="float" office:value="-0.03961" calcext:value-type="float">
            <text:p>-0.03961</text:p>
          </table:table-cell>
          <table:table-cell office:value-type="float" office:value="2.560691" calcext:value-type="float">
            <text:p>2.560691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5.97063" calcext:value-type="float">
            <text:p>5.97063</text:p>
          </table:table-cell>
          <table:table-cell office:value-type="float" office:value="117.334532" calcext:value-type="float">
            <text:p>117.334532</text:p>
          </table:table-cell>
          <table:table-cell office:value-type="float" office:value="0.019202" calcext:value-type="float">
            <text:p>0.019202</text:p>
          </table:table-cell>
          <table:table-cell office:value-type="float" office:value="505.985157" calcext:value-type="float">
            <text:p>505.985157</text:p>
          </table:table-cell>
        </table:table-row>
        <table:table-row table:style-name="ro1">
          <table:table-cell office:value-type="string" calcext:value-type="string">
            <text:p><text:s/>Sodium_9g/l</text:p>
          </table:table-cell>
          <table:table-cell/>
          <table:table-cell office:value-type="float" office:value="302.945455" calcext:value-type="float">
            <text:p>302.945455</text:p>
          </table:table-cell>
          <table:table-cell office:value-type="float" office:value="305.395004" calcext:value-type="float">
            <text:p>305.395004</text:p>
          </table:table-cell>
          <table:table-cell office:value-type="float" office:value="35.637273" calcext:value-type="float">
            <text:p>35.637273</text:p>
          </table:table-cell>
          <table:table-cell office:value-type="float" office:value="305.034365" calcext:value-type="float">
            <text:p>305.034365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494 80 44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455 80 42</text:p>
          </table:table-cell>
          <table:table-cell office:value-type="float" office:value="275" calcext:value-type="float">
            <text:p>275</text:p>
          </table:table-cell>
          <table:table-cell office:value-type="float" office:value="610.671866" calcext:value-type="float">
            <text:p>610.671866</text:p>
          </table:table-cell>
          <table:table-cell office:value-type="float" office:value="0.178509" calcext:value-type="float">
            <text:p>0.178509</text:p>
          </table:table-cell>
          <table:table-cell office:value-type="float" office:value="2.951693" calcext:value-type="float">
            <text:p>2.951693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5.872531" calcext:value-type="float">
            <text:p>5.872531</text:p>
          </table:table-cell>
          <table:table-cell office:value-type="float" office:value="302.945455" calcext:value-type="float">
            <text:p>302.945455</text:p>
          </table:table-cell>
          <table:table-cell office:value-type="float" office:value="0.01998" calcext:value-type="float">
            <text:p>0.01998</text:p>
          </table:table-cell>
          <table:table-cell office:value-type="float" office:value="1270.015262" calcext:value-type="float">
            <text:p>1270.015262</text:p>
          </table:table-cell>
        </table:table-row>
        <table:table-row table:style-name="ro1">
          <table:table-cell office:value-type="string" calcext:value-type="string">
            <text:p><text:s/>VitaminE Oil</text:p>
          </table:table-cell>
          <table:table-cell/>
          <table:table-cell office:value-type="float" office:value="38.706897" calcext:value-type="float">
            <text:p>38.706897</text:p>
          </table:table-cell>
          <table:table-cell office:value-type="float" office:value="39.165" calcext:value-type="float">
            <text:p>39.165</text:p>
          </table:table-cell>
          <table:table-cell office:value-type="float" office:value="5.46397" calcext:value-type="float">
            <text:p>5.46397</text:p>
          </table:table-cell>
          <table:table-cell office:value-type="float" office:value="39.090649" calcext:value-type="float">
            <text:p>39.0906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76 84 7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81 84 73</text:p>
          </table:table-cell>
          <table:table-cell office:value-type="float" office:value="290" calcext:value-type="float">
            <text:p>290</text:p>
          </table:table-cell>
          <table:table-cell office:value-type="float" office:value="643.98124" calcext:value-type="float">
            <text:p>643.98124</text:p>
          </table:table-cell>
          <table:table-cell office:value-type="float" office:value="0.007077" calcext:value-type="float">
            <text:p>0.007077</text:p>
          </table:table-cell>
          <table:table-cell office:value-type="float" office:value="3.972941" calcext:value-type="float">
            <text:p>3.972941</text:p>
          </table:table-cell>
          <table:table-cell office:value-type="float" office:value="0.057669" calcext:value-type="float">
            <text:p>0.057669</text:p>
          </table:table-cell>
          <table:table-cell office:value-type="float" office:value="4.368923" calcext:value-type="float">
            <text:p>4.368923</text:p>
          </table:table-cell>
          <table:table-cell office:value-type="float" office:value="38.706897" calcext:value-type="float">
            <text:p>38.706897</text:p>
          </table:table-cell>
          <table:table-cell office:value-type="float" office:value="0.057669" calcext:value-type="float">
            <text:p>0.057669</text:p>
          </table:table-cell>
          <table:table-cell office:value-type="float" office:value="29.85497" calcext:value-type="float">
            <text:p>29.85497</text:p>
          </table:table-cell>
        </table:table-row>
        <table:table-row table:style-name="ro1">
          <table:table-cell office:value-type="string" calcext:value-type="string">
            <text:p>distilled water</text:p>
          </table:table-cell>
          <table:table-cell/>
          <table:table-cell office:value-type="float" office:value="197.385135" calcext:value-type="float">
            <text:p>197.385135</text:p>
          </table:table-cell>
          <table:table-cell office:value-type="float" office:value="197.23" calcext:value-type="float">
            <text:p>197.23</text:p>
          </table:table-cell>
          <table:table-cell office:value-type="float" office:value="20.359822" calcext:value-type="float">
            <text:p>20.359822</text:p>
          </table:table-cell>
          <table:table-cell office:value-type="float" office:value="198.432391" calcext:value-type="float">
            <text:p>198.43239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210 208 92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242 208 93</text:p>
          </table:table-cell>
          <table:table-cell office:value-type="float" office:value="296" calcext:value-type="float">
            <text:p>296</text:p>
          </table:table-cell>
          <table:table-cell office:value-type="float" office:value="657.30499" calcext:value-type="float">
            <text:p>657.30499</text:p>
          </table:table-cell>
          <table:table-cell office:value-type="float" office:value="0.44618" calcext:value-type="float">
            <text:p>0.44618</text:p>
          </table:table-cell>
          <table:table-cell office:value-type="float" office:value="2.881451" calcext:value-type="float">
            <text:p>2.881451</text:p>
          </table:table-cell>
          <table:table-cell office:value-type="float" office:value="0.017622" calcext:value-type="float">
            <text:p>0.017622</text:p>
          </table:table-cell>
          <table:table-cell office:value-type="float" office:value="6.040106" calcext:value-type="float">
            <text:p>6.040106</text:p>
          </table:table-cell>
          <table:table-cell office:value-type="float" office:value="197.385135" calcext:value-type="float">
            <text:p>197.385135</text:p>
          </table:table-cell>
          <table:table-cell office:value-type="float" office:value="0.017622" calcext:value-type="float">
            <text:p>0.017622</text:p>
          </table:table-cell>
          <table:table-cell office:value-type="float" office:value="414.522355" calcext:value-type="float">
            <text:p>414.522355</text:p>
          </table:table-cell>
        </table:table-row>
        <table:table-row table:style-name="ro1">
          <table:table-cell office:value-type="string" calcext:value-type="string">
            <text:p><text:s/>EF</text:p>
          </table:table-cell>
          <table:table-cell/>
          <table:table-cell office:value-type="float" office:value="196.216" calcext:value-type="float">
            <text:p>196.216</text:p>
          </table:table-cell>
          <table:table-cell office:value-type="float" office:value="195.449999" calcext:value-type="float">
            <text:p>195.449999</text:p>
          </table:table-cell>
          <table:table-cell office:value-type="float" office:value="13.641764" calcext:value-type="float">
            <text:p>13.641764</text:p>
          </table:table-cell>
          <table:table-cell office:value-type="float" office:value="196.689645" calcext:value-type="float">
            <text:p>196.68964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524 208 5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483 208 57</text:p>
          </table:table-cell>
          <table:table-cell office:value-type="float" office:value="250" calcext:value-type="float">
            <text:p>250</text:p>
          </table:table-cell>
          <table:table-cell office:value-type="float" office:value="555.156242" calcext:value-type="float">
            <text:p>555.156242</text:p>
          </table:table-cell>
          <table:table-cell office:value-type="float" office:value="0.367312" calcext:value-type="float">
            <text:p>0.367312</text:p>
          </table:table-cell>
          <table:table-cell office:value-type="float" office:value="3.46896" calcext:value-type="float">
            <text:p>3.46896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5.509436" calcext:value-type="float">
            <text:p>5.509436</text:p>
          </table:table-cell>
          <table:table-cell office:value-type="float" office:value="196.216" calcext:value-type="float">
            <text:p>196.216</text:p>
          </table:table-cell>
          <table:table-cell office:value-type="float" office:value="0.026432" calcext:value-type="float">
            <text:p>0.026432</text:p>
          </table:table-cell>
          <table:table-cell office:value-type="float" office:value="186.097735" calcext:value-type="float">
            <text:p>186.097735</text:p>
          </table:table-cell>
        </table:table-row>
        <table:table-row table:style-name="ro1">
          <table:table-cell office:value-type="string" calcext:value-type="string">
            <text:p><text:s/>EF_CuSO4_1.5g/l_1g</text:p>
          </table:table-cell>
          <table:table-cell/>
          <table:table-cell office:value-type="float" office:value="209.257962" calcext:value-type="float">
            <text:p>209.257962</text:p>
          </table:table-cell>
          <table:table-cell office:value-type="float" office:value="209.745001" calcext:value-type="float">
            <text:p>209.745001</text:p>
          </table:table-cell>
          <table:table-cell office:value-type="float" office:value="11.976562" calcext:value-type="float">
            <text:p>11.976562</text:p>
          </table:table-cell>
          <table:table-cell office:value-type="float" office:value="209.600412" calcext:value-type="float">
            <text:p>209.600412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491 208 38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468 208 42</text:p>
          </table:table-cell>
          <table:table-cell office:value-type="float" office:value="314" calcext:value-type="float">
            <text:p>314</text:p>
          </table:table-cell>
          <table:table-cell office:value-type="float" office:value="697.27624" calcext:value-type="float">
            <text:p>697.27624</text:p>
          </table:table-cell>
          <table:table-cell office:value-type="float" office:value="-0.385667" calcext:value-type="float">
            <text:p>-0.385667</text:p>
          </table:table-cell>
          <table:table-cell office:value-type="float" office:value="3.123554" calcext:value-type="float">
            <text:p>3.123554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5.409151" calcext:value-type="float">
            <text:p>5.409151</text:p>
          </table:table-cell>
          <table:table-cell office:value-type="float" office:value="209.257962" calcext:value-type="float">
            <text:p>209.257962</text:p>
          </table:table-cell>
          <table:table-cell office:value-type="float" office:value="0.028155" calcext:value-type="float">
            <text:p>0.028155</text:p>
          </table:table-cell>
          <table:table-cell office:value-type="float" office:value="143.438035" calcext:value-type="float">
            <text:p>143.438035</text:p>
          </table:table-cell>
        </table:table-row>
        <table:table-row table:style-name="ro1">
          <table:table-cell office:value-type="string" calcext:value-type="string">
            <text:p><text:s/>EF_CuSO4_1.5g/l_2g</text:p>
          </table:table-cell>
          <table:table-cell/>
          <table:table-cell office:value-type="float" office:value="182.515385" calcext:value-type="float">
            <text:p>182.515385</text:p>
          </table:table-cell>
          <table:table-cell office:value-type="float" office:value="182.054999" calcext:value-type="float">
            <text:p>182.054999</text:p>
          </table:table-cell>
          <table:table-cell office:value-type="float" office:value="11.7159" calcext:value-type="float">
            <text:p>11.7159</text:p>
          </table:table-cell>
          <table:table-cell office:value-type="float" office:value="182.891027" calcext:value-type="float">
            <text:p>182.891027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233 208 30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208 208 25</text:p>
          </table:table-cell>
          <table:table-cell office:value-type="float" office:value="260" calcext:value-type="float">
            <text:p>260</text:p>
          </table:table-cell>
          <table:table-cell office:value-type="float" office:value="577.362491" calcext:value-type="float">
            <text:p>577.362491</text:p>
          </table:table-cell>
          <table:table-cell office:value-type="float" office:value="0.245107" calcext:value-type="float">
            <text:p>0.245107</text:p>
          </table:table-cell>
          <table:table-cell office:value-type="float" office:value="2.427176" calcext:value-type="float">
            <text:p>2.427176</text:p>
          </table:table-cell>
          <table:table-cell office:value-type="float" office:value="0.026893" calcext:value-type="float">
            <text:p>0.026893</text:p>
          </table:table-cell>
          <table:table-cell office:value-type="float" office:value="5.374522" calcext:value-type="float">
            <text:p>5.374522</text:p>
          </table:table-cell>
          <table:table-cell office:value-type="float" office:value="182.515385" calcext:value-type="float">
            <text:p>182.515385</text:p>
          </table:table-cell>
          <table:table-cell office:value-type="float" office:value="0.026893" calcext:value-type="float">
            <text:p>0.026893</text:p>
          </table:table-cell>
          <table:table-cell office:value-type="float" office:value="137.262311" calcext:value-type="float">
            <text:p>137.262311</text:p>
          </table:table-cell>
        </table:table-row>
        <table:table-row table:style-name="ro1">
          <table:table-cell office:value-type="string" calcext:value-type="string">
            <text:p><text:s/>EF_CuSO4_1.5g/l_3g</text:p>
          </table:table-cell>
          <table:table-cell/>
          <table:table-cell office:value-type="float" office:value="72.73741" calcext:value-type="float">
            <text:p>72.73741</text:p>
          </table:table-cell>
          <table:table-cell office:value-type="float" office:value="72.705001" calcext:value-type="float">
            <text:p>72.705001</text:p>
          </table:table-cell>
          <table:table-cell office:value-type="float" office:value="12.44915" calcext:value-type="float">
            <text:p>12.44915</text:p>
          </table:table-cell>
          <table:table-cell office:value-type="float" office:value="73.795069" calcext:value-type="float">
            <text:p>73.7950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308 208 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27 208 30</text:p>
          </table:table-cell>
          <table:table-cell office:value-type="float" office:value="278" calcext:value-type="float">
            <text:p>278</text:p>
          </table:table-cell>
          <table:table-cell office:value-type="float" office:value="617.333741" calcext:value-type="float">
            <text:p>617.333741</text:p>
          </table:table-cell>
          <table:table-cell office:value-type="float" office:value="0.038061" calcext:value-type="float">
            <text:p>0.038061</text:p>
          </table:table-cell>
          <table:table-cell office:value-type="float" office:value="2.403981" calcext:value-type="float">
            <text:p>2.403981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5.441339" calcext:value-type="float">
            <text:p>5.441339</text:p>
          </table:table-cell>
          <table:table-cell office:value-type="float" office:value="72.73741" calcext:value-type="float">
            <text:p>72.73741</text:p>
          </table:table-cell>
          <table:table-cell office:value-type="float" office:value="0.02694" calcext:value-type="float">
            <text:p>0.02694</text:p>
          </table:table-cell>
          <table:table-cell office:value-type="float" office:value="154.981339" calcext:value-type="float">
            <text:p>154.981339</text:p>
          </table:table-cell>
        </table:table-row>
        <table:table-row table:style-name="ro1">
          <table:table-cell office:value-type="string" calcext:value-type="string">
            <text:p><text:s/>EF_CuSO4_100g/l_1g</text:p>
          </table:table-cell>
          <table:table-cell/>
          <table:table-cell office:value-type="float" office:value="152.224026" calcext:value-type="float">
            <text:p>152.224026</text:p>
          </table:table-cell>
          <table:table-cell office:value-type="float" office:value="154.380001" calcext:value-type="float">
            <text:p>154.380001</text:p>
          </table:table-cell>
          <table:table-cell office:value-type="float" office:value="15.06247" calcext:value-type="float">
            <text:p>15.06247</text:p>
          </table:table-cell>
          <table:table-cell office:value-type="float" office:value="152.967422" calcext:value-type="float">
            <text:p>152.967422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477 208 7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475 208 76</text:p>
          </table:table-cell>
          <table:table-cell office:value-type="float" office:value="308" calcext:value-type="float">
            <text:p>308</text:p>
          </table:table-cell>
          <table:table-cell office:value-type="float" office:value="683.95249" calcext:value-type="float">
            <text:p>683.95249</text:p>
          </table:table-cell>
          <table:table-cell office:value-type="float" office:value="-0.250845" calcext:value-type="float">
            <text:p>-0.250845</text:p>
          </table:table-cell>
          <table:table-cell office:value-type="float" office:value="3.096031" calcext:value-type="float">
            <text:p>3.096031</text:p>
          </table:table-cell>
          <table:table-cell office:value-type="float" office:value="0.022474" calcext:value-type="float">
            <text:p>0.022474</text:p>
          </table:table-cell>
          <table:table-cell office:value-type="float" office:value="5.716927" calcext:value-type="float">
            <text:p>5.716927</text:p>
          </table:table-cell>
          <table:table-cell office:value-type="float" office:value="152.224026" calcext:value-type="float">
            <text:p>152.224026</text:p>
          </table:table-cell>
          <table:table-cell office:value-type="float" office:value="0.022474" calcext:value-type="float">
            <text:p>0.022474</text:p>
          </table:table-cell>
          <table:table-cell office:value-type="float" office:value="226.877988" calcext:value-type="float">
            <text:p>226.877988</text:p>
          </table:table-cell>
        </table:table-row>
        <table:table-row table:style-name="ro1">
          <table:table-cell office:value-type="string" calcext:value-type="string">
            <text:p><text:s/>EF_CuSO4_100g/l_2g</text:p>
          </table:table-cell>
          <table:table-cell/>
          <table:table-cell office:value-type="float" office:value="113.225352" calcext:value-type="float">
            <text:p>113.225352</text:p>
          </table:table-cell>
          <table:table-cell office:value-type="float" office:value="114.160001" calcext:value-type="float">
            <text:p>114.160001</text:p>
          </table:table-cell>
          <table:table-cell office:value-type="float" office:value="10.756472" calcext:value-type="float">
            <text:p>10.756472</text:p>
          </table:table-cell>
          <table:table-cell office:value-type="float" office:value="113.73514" calcext:value-type="float">
            <text:p>113.7351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212 208 5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232 208 59</text:p>
          </table:table-cell>
          <table:table-cell office:value-type="float" office:value="284" calcext:value-type="float">
            <text:p>284</text:p>
          </table:table-cell>
          <table:table-cell office:value-type="float" office:value="630.657491" calcext:value-type="float">
            <text:p>630.657491</text:p>
          </table:table-cell>
          <table:table-cell office:value-type="float" office:value="0.041737" calcext:value-type="float">
            <text:p>0.041737</text:p>
          </table:table-cell>
          <table:table-cell office:value-type="float" office:value="2.510254" calcext:value-type="float">
            <text:p>2.510254</text:p>
          </table:table-cell>
          <table:table-cell office:value-type="float" office:value="0.028219" calcext:value-type="float">
            <text:p>0.028219</text:p>
          </table:table-cell>
          <table:table-cell office:value-type="float" office:value="5.339056" calcext:value-type="float">
            <text:p>5.339056</text:p>
          </table:table-cell>
          <table:table-cell office:value-type="float" office:value="113.225352" calcext:value-type="float">
            <text:p>113.225352</text:p>
          </table:table-cell>
          <table:table-cell office:value-type="float" office:value="0.028219" calcext:value-type="float">
            <text:p>0.028219</text:p>
          </table:table-cell>
          <table:table-cell office:value-type="float" office:value="115.701687" calcext:value-type="float">
            <text:p>115.701687</text:p>
          </table:table-cell>
        </table:table-row>
        <table:table-row table:style-name="ro1">
          <table:table-cell office:value-type="string" calcext:value-type="string">
            <text:p><text:s/>EF_CuSO4_100g/l_3g</text:p>
          </table:table-cell>
          <table:table-cell/>
          <table:table-cell office:value-type="float" office:value="85.528777" calcext:value-type="float">
            <text:p>85.528777</text:p>
          </table:table-cell>
          <table:table-cell office:value-type="float" office:value="84.855" calcext:value-type="float">
            <text:p>84.855</text:p>
          </table:table-cell>
          <table:table-cell office:value-type="float" office:value="9.827624" calcext:value-type="float">
            <text:p>9.827624</text:p>
          </table:table-cell>
          <table:table-cell office:value-type="float" office:value="86.091544" calcext:value-type="float">
            <text:p>86.091544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335 208 6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22 208 56</text:p>
          </table:table-cell>
          <table:table-cell office:value-type="float" office:value="278" calcext:value-type="float">
            <text:p>278</text:p>
          </table:table-cell>
          <table:table-cell office:value-type="float" office:value="617.333741" calcext:value-type="float">
            <text:p>617.333741</text:p>
          </table:table-cell>
          <table:table-cell office:value-type="float" office:value="0.158006" calcext:value-type="float">
            <text:p>0.158006</text:p>
          </table:table-cell>
          <table:table-cell office:value-type="float" office:value="2.283191" calcext:value-type="float">
            <text:p>2.283191</text:p>
          </table:table-cell>
          <table:table-cell office:value-type="float" office:value="0.030847" calcext:value-type="float">
            <text:p>0.030847</text:p>
          </table:table-cell>
          <table:table-cell office:value-type="float" office:value="5.146417" calcext:value-type="float">
            <text:p>5.146417</text:p>
          </table:table-cell>
          <table:table-cell office:value-type="float" office:value="85.528777" calcext:value-type="float">
            <text:p>85.528777</text:p>
          </table:table-cell>
          <table:table-cell office:value-type="float" office:value="0.030847" calcext:value-type="float">
            <text:p>0.030847</text:p>
          </table:table-cell>
          <table:table-cell office:value-type="float" office:value="96.582201" calcext:value-type="float">
            <text:p>96.582201</text:p>
          </table:table-cell>
        </table:table-row>
        <table:table-row table:style-name="ro1">
          <table:table-cell office:value-type="string" calcext:value-type="string">
            <text:p><text:s/>EF_Fishoil_1g</text:p>
          </table:table-cell>
          <table:table-cell/>
          <table:table-cell office:value-type="float" office:value="39.591362" calcext:value-type="float">
            <text:p>39.591362</text:p>
          </table:table-cell>
          <table:table-cell office:value-type="float" office:value="38" calcext:value-type="float">
            <text:p>38</text:p>
          </table:table-cell>
          <table:table-cell office:value-type="float" office:value="7.376254" calcext:value-type="float">
            <text:p>7.376254</text:p>
          </table:table-cell>
          <table:table-cell office:value-type="float" office:value="40.272634" calcext:value-type="float">
            <text:p>40.27263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458 80 8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41 80 85</text:p>
          </table:table-cell>
          <table:table-cell office:value-type="float" office:value="301" calcext:value-type="float">
            <text:p>301</text:p>
          </table:table-cell>
          <table:table-cell office:value-type="float" office:value="668.408115" calcext:value-type="float">
            <text:p>668.408115</text:p>
          </table:table-cell>
          <table:table-cell office:value-type="float" office:value="1.174486" calcext:value-type="float">
            <text:p>1.174486</text:p>
          </table:table-cell>
          <table:table-cell office:value-type="float" office:value="4.690262" calcext:value-type="float">
            <text:p>4.690262</text:p>
          </table:table-cell>
          <table:table-cell office:value-type="float" office:value="0.04798" calcext:value-type="float">
            <text:p>0.04798</text:p>
          </table:table-cell>
          <table:table-cell office:value-type="float" office:value="4.607468" calcext:value-type="float">
            <text:p>4.607468</text:p>
          </table:table-cell>
          <table:table-cell office:value-type="float" office:value="39.591362" calcext:value-type="float">
            <text:p>39.591362</text:p>
          </table:table-cell>
          <table:table-cell office:value-type="float" office:value="0.04798" calcext:value-type="float">
            <text:p>0.04798</text:p>
          </table:table-cell>
          <table:table-cell office:value-type="float" office:value="54.409125" calcext:value-type="float">
            <text:p>54.409125</text:p>
          </table:table-cell>
        </table:table-row>
        <table:table-row table:style-name="ro1">
          <table:table-cell office:value-type="string" calcext:value-type="string">
            <text:p><text:s/>EF_Fishoil_1g</text:p>
          </table:table-cell>
          <table:table-cell/>
          <table:table-cell office:value-type="float" office:value="49.46831" calcext:value-type="float">
            <text:p>49.46831</text:p>
          </table:table-cell>
          <table:table-cell office:value-type="float" office:value="48.25" calcext:value-type="float">
            <text:p>48.25</text:p>
          </table:table-cell>
          <table:table-cell office:value-type="float" office:value="10.864848" calcext:value-type="float">
            <text:p>10.864848</text:p>
          </table:table-cell>
          <table:table-cell office:value-type="float" office:value="50.647395" calcext:value-type="float">
            <text:p>50.647395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19 80 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48 80 90</text:p>
          </table:table-cell>
          <table:table-cell office:value-type="float" office:value="284" calcext:value-type="float">
            <text:p>284</text:p>
          </table:table-cell>
          <table:table-cell office:value-type="float" office:value="630.657491" calcext:value-type="float">
            <text:p>630.657491</text:p>
          </table:table-cell>
          <table:table-cell office:value-type="float" office:value="0.446307" calcext:value-type="float">
            <text:p>0.446307</text:p>
          </table:table-cell>
          <table:table-cell office:value-type="float" office:value="2.331267" calcext:value-type="float">
            <text:p>2.331267</text:p>
          </table:table-cell>
          <table:table-cell office:value-type="float" office:value="0.029533" calcext:value-type="float">
            <text:p>0.029533</text:p>
          </table:table-cell>
          <table:table-cell office:value-type="float" office:value="5.23582" calcext:value-type="float">
            <text:p>5.23582</text:p>
          </table:table-cell>
          <table:table-cell office:value-type="float" office:value="49.46831" calcext:value-type="float">
            <text:p>49.46831</text:p>
          </table:table-cell>
          <table:table-cell office:value-type="float" office:value="0.029533" calcext:value-type="float">
            <text:p>0.029533</text:p>
          </table:table-cell>
          <table:table-cell office:value-type="float" office:value="118.044929" calcext:value-type="float">
            <text:p>118.044929</text:p>
          </table:table-cell>
        </table:table-row>
        <table:table-row table:style-name="ro1">
          <table:table-cell office:value-type="string" calcext:value-type="string">
            <text:p><text:s/>EF_Fishoil_2g</text:p>
          </table:table-cell>
          <table:table-cell/>
          <table:table-cell office:value-type="float" office:value="33.633803" calcext:value-type="float">
            <text:p>33.633803</text:p>
          </table:table-cell>
          <table:table-cell office:value-type="float" office:value="34.125" calcext:value-type="float">
            <text:p>34.125</text:p>
          </table:table-cell>
          <table:table-cell office:value-type="float" office:value="3.696964" calcext:value-type="float">
            <text:p>3.696964</text:p>
          </table:table-cell>
          <table:table-cell office:value-type="float" office:value="33.836374" calcext:value-type="float">
            <text:p>33.83637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333 80 8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35 80 90</text:p>
          </table:table-cell>
          <table:table-cell office:value-type="float" office:value="284" calcext:value-type="float">
            <text:p>284</text:p>
          </table:table-cell>
          <table:table-cell office:value-type="float" office:value="630.657491" calcext:value-type="float">
            <text:p>630.657491</text:p>
          </table:table-cell>
          <table:table-cell office:value-type="float" office:value="0.18251" calcext:value-type="float">
            <text:p>0.18251</text:p>
          </table:table-cell>
          <table:table-cell office:value-type="float" office:value="3.42576" calcext:value-type="float">
            <text:p>3.42576</text:p>
          </table:table-cell>
          <table:table-cell office:value-type="float" office:value="0.079201" calcext:value-type="float">
            <text:p>0.079201</text:p>
          </table:table-cell>
          <table:table-cell office:value-type="float" office:value="3.87951" calcext:value-type="float">
            <text:p>3.87951</text:p>
          </table:table-cell>
          <table:table-cell office:value-type="float" office:value="33.633803" calcext:value-type="float">
            <text:p>33.633803</text:p>
          </table:table-cell>
          <table:table-cell office:value-type="float" office:value="0.079201" calcext:value-type="float">
            <text:p>0.079201</text:p>
          </table:table-cell>
          <table:table-cell office:value-type="float" office:value="13.667546" calcext:value-type="float">
            <text:p>13.667546</text:p>
          </table:table-cell>
        </table:table-row>
        <table:table-row table:style-name="ro1">
          <table:table-cell office:value-type="string" calcext:value-type="string">
            <text:p><text:s/>EF_Sodium_9g/l_1g</text:p>
          </table:table-cell>
          <table:table-cell/>
          <table:table-cell office:value-type="float" office:value="49.566434" calcext:value-type="float">
            <text:p>49.566434</text:p>
          </table:table-cell>
          <table:table-cell office:value-type="float" office:value="51.125" calcext:value-type="float">
            <text:p>51.125</text:p>
          </table:table-cell>
          <table:table-cell office:value-type="float" office:value="12.171615" calcext:value-type="float">
            <text:p>12.171615</text:p>
          </table:table-cell>
          <table:table-cell office:value-type="float" office:value="51.039" calcext:value-type="float">
            <text:p>51.039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49 80 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5 80 18</text:p>
          </table:table-cell>
          <table:table-cell office:value-type="float" office:value="286" calcext:value-type="float">
            <text:p>286</text:p>
          </table:table-cell>
          <table:table-cell office:value-type="float" office:value="635.098741" calcext:value-type="float">
            <text:p>635.098741</text:p>
          </table:table-cell>
          <table:table-cell office:value-type="float" office:value="-0.597127" calcext:value-type="float">
            <text:p>-0.597127</text:p>
          </table:table-cell>
          <table:table-cell office:value-type="float" office:value="3.388538" calcext:value-type="float">
            <text:p>3.388538</text:p>
          </table:table-cell>
          <table:table-cell office:value-type="float" office:value="0.027483" calcext:value-type="float">
            <text:p>0.027483</text:p>
          </table:table-cell>
          <table:table-cell office:value-type="float" office:value="5.434361" calcext:value-type="float">
            <text:p>5.434361</text:p>
          </table:table-cell>
          <table:table-cell office:value-type="float" office:value="49.566434" calcext:value-type="float">
            <text:p>49.566434</text:p>
          </table:table-cell>
          <table:table-cell office:value-type="float" office:value="0.027483" calcext:value-type="float">
            <text:p>0.027483</text:p>
          </table:table-cell>
          <table:table-cell office:value-type="float" office:value="148.148203" calcext:value-type="float">
            <text:p>148.148203</text:p>
          </table:table-cell>
        </table:table-row>
        <table:table-row table:style-name="ro1">
          <table:table-cell office:value-type="string" calcext:value-type="string">
            <text:p><text:s/>EF_Sodium_9g/l_2g</text:p>
          </table:table-cell>
          <table:table-cell/>
          <table:table-cell office:value-type="float" office:value="46.217391" calcext:value-type="float">
            <text:p>46.217391</text:p>
          </table:table-cell>
          <table:table-cell office:value-type="float" office:value="46.165" calcext:value-type="float">
            <text:p>46.165</text:p>
          </table:table-cell>
          <table:table-cell office:value-type="float" office:value="7.870071" calcext:value-type="float">
            <text:p>7.870071</text:p>
          </table:table-cell>
          <table:table-cell office:value-type="float" office:value="46.882676" calcext:value-type="float">
            <text:p>46.8826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392 80 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69 80 15</text:p>
          </table:table-cell>
          <table:table-cell office:value-type="float" office:value="276" calcext:value-type="float">
            <text:p>276</text:p>
          </table:table-cell>
          <table:table-cell office:value-type="float" office:value="612.892491" calcext:value-type="float">
            <text:p>612.892491</text:p>
          </table:table-cell>
          <table:table-cell office:value-type="float" office:value="0.148383" calcext:value-type="float">
            <text:p>0.148383</text:p>
          </table:table-cell>
          <table:table-cell office:value-type="float" office:value="3.911981" calcext:value-type="float">
            <text:p>3.911981</text:p>
          </table:table-cell>
          <table:table-cell office:value-type="float" office:value="0.041719" calcext:value-type="float">
            <text:p>0.041719</text:p>
          </table:table-cell>
          <table:table-cell office:value-type="float" office:value="4.835446" calcext:value-type="float">
            <text:p>4.835446</text:p>
          </table:table-cell>
          <table:table-cell office:value-type="float" office:value="46.217391" calcext:value-type="float">
            <text:p>46.217391</text:p>
          </table:table-cell>
          <table:table-cell office:value-type="float" office:value="0.041719" calcext:value-type="float">
            <text:p>0.041719</text:p>
          </table:table-cell>
          <table:table-cell office:value-type="float" office:value="61.938024" calcext:value-type="float">
            <text:p>61.938024</text:p>
          </table:table-cell>
        </table:table-row>
        <table:table-row table:style-name="ro1">
          <table:table-cell office:value-type="string" calcext:value-type="string">
            <text:p><text:s/>EF_Sodium_9g/L_3g</text:p>
          </table:table-cell>
          <table:table-cell/>
          <table:table-cell office:value-type="float" office:value="85.599291" calcext:value-type="float">
            <text:p>85.599291</text:p>
          </table:table-cell>
          <table:table-cell office:value-type="float" office:value="86.5" calcext:value-type="float">
            <text:p>86.5</text:p>
          </table:table-cell>
          <table:table-cell office:value-type="float" office:value="13.105881" calcext:value-type="float">
            <text:p>13.105881</text:p>
          </table:table-cell>
          <table:table-cell office:value-type="float" office:value="86.596782" calcext:value-type="float">
            <text:p>86.59678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484 80 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489 80 14</text:p>
          </table:table-cell>
          <table:table-cell office:value-type="float" office:value="282" calcext:value-type="float">
            <text:p>282</text:p>
          </table:table-cell>
          <table:table-cell office:value-type="float" office:value="626.216241" calcext:value-type="float">
            <text:p>626.216241</text:p>
          </table:table-cell>
          <table:table-cell office:value-type="float" office:value="-0.535769" calcext:value-type="float">
            <text:p>-0.535769</text:p>
          </table:table-cell>
          <table:table-cell office:value-type="float" office:value="5.000522" calcext:value-type="float">
            <text:p>5.000522</text:p>
          </table:table-cell>
          <table:table-cell office:value-type="float" office:value="0.027187" calcext:value-type="float">
            <text:p>0.027187</text:p>
          </table:table-cell>
          <table:table-cell office:value-type="float" office:value="5.449083" calcext:value-type="float">
            <text:p>5.449083</text:p>
          </table:table-cell>
          <table:table-cell office:value-type="float" office:value="85.599291" calcext:value-type="float">
            <text:p>85.599291</text:p>
          </table:table-cell>
          <table:table-cell office:value-type="float" office:value="0.027187" calcext:value-type="float">
            <text:p>0.027187</text:p>
          </table:table-cell>
          <table:table-cell office:value-type="float" office:value="171.764128" calcext:value-type="float">
            <text:p>171.764128</text:p>
          </table:table-cell>
        </table:table-row>
        <table:table-row table:style-name="ro1">
          <table:table-cell office:value-type="string" calcext:value-type="string">
            <text:p><text:s/>EF_VitaminE_1g</text:p>
          </table:table-cell>
          <table:table-cell/>
          <table:table-cell office:value-type="float" office:value="41.89557" calcext:value-type="float">
            <text:p>41.89557</text:p>
          </table:table-cell>
          <table:table-cell office:value-type="float" office:value="42.085" calcext:value-type="float">
            <text:p>42.085</text:p>
          </table:table-cell>
          <table:table-cell office:value-type="float" office:value="8.100863" calcext:value-type="float">
            <text:p>8.100863</text:p>
          </table:table-cell>
          <table:table-cell office:value-type="float" office:value="42.671568" calcext:value-type="float">
            <text:p>42.6715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340 80 6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52 80 58</text:p>
          </table:table-cell>
          <table:table-cell office:value-type="float" office:value="316" calcext:value-type="float">
            <text:p>316</text:p>
          </table:table-cell>
          <table:table-cell office:value-type="float" office:value="701.71749" calcext:value-type="float">
            <text:p>701.71749</text:p>
          </table:table-cell>
          <table:table-cell office:value-type="float" office:value="-0.127293" calcext:value-type="float">
            <text:p>-0.127293</text:p>
          </table:table-cell>
          <table:table-cell office:value-type="float" office:value="3.110909" calcext:value-type="float">
            <text:p>3.110909</text:p>
          </table:table-cell>
          <table:table-cell office:value-type="float" office:value="0.038215" calcext:value-type="float">
            <text:p>0.038215</text:p>
          </table:table-cell>
          <table:table-cell office:value-type="float" office:value="4.934213" calcext:value-type="float">
            <text:p>4.934213</text:p>
          </table:table-cell>
          <table:table-cell office:value-type="float" office:value="41.89557" calcext:value-type="float">
            <text:p>41.89557</text:p>
          </table:table-cell>
          <table:table-cell office:value-type="float" office:value="0.038215" calcext:value-type="float">
            <text:p>0.038215</text:p>
          </table:table-cell>
          <table:table-cell office:value-type="float" office:value="65.62398" calcext:value-type="float">
            <text:p>65.62398</text:p>
          </table:table-cell>
        </table:table-row>
        <table:table-row table:style-name="ro1">
          <table:table-cell office:value-type="string" calcext:value-type="string">
            <text:p><text:s/>EF_VitaminE_2g</text:p>
          </table:table-cell>
          <table:table-cell/>
          <table:table-cell office:value-type="float" office:value="80.026316" calcext:value-type="float">
            <text:p>80.026316</text:p>
          </table:table-cell>
          <table:table-cell office:value-type="float" office:value="80.234999" calcext:value-type="float">
            <text:p>80.234999</text:p>
          </table:table-cell>
          <table:table-cell office:value-type="float" office:value="22.084879" calcext:value-type="float">
            <text:p>22.084879</text:p>
          </table:table-cell>
          <table:table-cell office:value-type="float" office:value="83.017788" calcext:value-type="float">
            <text:p>83.01778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456 80 6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424 80 61</text:p>
          </table:table-cell>
          <table:table-cell office:value-type="float" office:value="304" calcext:value-type="float">
            <text:p>304</text:p>
          </table:table-cell>
          <table:table-cell office:value-type="float" office:value="675.06999" calcext:value-type="float">
            <text:p>675.06999</text:p>
          </table:table-cell>
          <table:table-cell office:value-type="float" office:value="0.073464" calcext:value-type="float">
            <text:p>0.073464</text:p>
          </table:table-cell>
          <table:table-cell office:value-type="float" office:value="2.533884" calcext:value-type="float">
            <text:p>2.533884</text:p>
          </table:table-cell>
          <table:table-cell office:value-type="float" office:value="0.018633" calcext:value-type="float">
            <text:p>0.018633</text:p>
          </table:table-cell>
          <table:table-cell office:value-type="float" office:value="6.000749" calcext:value-type="float">
            <text:p>6.000749</text:p>
          </table:table-cell>
          <table:table-cell office:value-type="float" office:value="80.026316" calcext:value-type="float">
            <text:p>80.026316</text:p>
          </table:table-cell>
          <table:table-cell office:value-type="float" office:value="0.018633" calcext:value-type="float">
            <text:p>0.018633</text:p>
          </table:table-cell>
          <table:table-cell office:value-type="float" office:value="487.741879" calcext:value-type="float">
            <text:p>487.741879</text:p>
          </table:table-cell>
        </table:table-row>
        <table:table-row table:style-name="ro1">
          <table:table-cell office:value-type="string" calcext:value-type="string">
            <text:p><text:s/>EF_VitaminE_3g</text:p>
          </table:table-cell>
          <table:table-cell/>
          <table:table-cell office:value-type="float" office:value="46.119048" calcext:value-type="float">
            <text:p>46.119048</text:p>
          </table:table-cell>
          <table:table-cell office:value-type="float" office:value="44.840001" calcext:value-type="float">
            <text:p>44.840001</text:p>
          </table:table-cell>
          <table:table-cell office:value-type="float" office:value="9.281129" calcext:value-type="float">
            <text:p>9.281129</text:p>
          </table:table-cell>
          <table:table-cell office:value-type="float" office:value="47.04366" calcext:value-type="float">
            <text:p>47.0436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253 80 4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83 80 43</text:p>
          </table:table-cell>
          <table:table-cell office:value-type="float" office:value="294" calcext:value-type="float">
            <text:p>294</text:p>
          </table:table-cell>
          <table:table-cell office:value-type="float" office:value="652.86374" calcext:value-type="float">
            <text:p>652.86374</text:p>
          </table:table-cell>
          <table:table-cell office:value-type="float" office:value="0.764899" calcext:value-type="float">
            <text:p>0.764899</text:p>
          </table:table-cell>
          <table:table-cell office:value-type="float" office:value="5.144946" calcext:value-type="float">
            <text:p>5.144946</text:p>
          </table:table-cell>
          <table:table-cell office:value-type="float" office:value="0.04033" calcext:value-type="float">
            <text:p>0.04033</text:p>
          </table:table-cell>
          <table:table-cell office:value-type="float" office:value="5.004409" calcext:value-type="float">
            <text:p>5.004409</text:p>
          </table:table-cell>
          <table:table-cell office:value-type="float" office:value="46.119048" calcext:value-type="float">
            <text:p>46.119048</text:p>
          </table:table-cell>
          <table:table-cell office:value-type="float" office:value="0.04033" calcext:value-type="float">
            <text:p>0.04033</text:p>
          </table:table-cell>
          <table:table-cell office:value-type="float" office:value="86.139363" calcext:value-type="float">
            <text:p>86.139363</text:p>
          </table:table-cell>
        </table:table-row>
        <table:table-row table:style-name="ro1">
          <table:table-cell office:value-type="string" calcext:value-type="string">
            <text:p><text:s/>TFC</text:p>
          </table:table-cell>
          <table:table-cell/>
          <table:table-cell office:value-type="float" office:value="51.287671" calcext:value-type="float">
            <text:p>51.287671</text:p>
          </table:table-cell>
          <table:table-cell office:value-type="float" office:value="50.120003" calcext:value-type="float">
            <text:p>50.120003</text:p>
          </table:table-cell>
          <table:table-cell office:value-type="float" office:value="10.362883" calcext:value-type="float">
            <text:p>10.362883</text:p>
          </table:table-cell>
          <table:table-cell office:value-type="float" office:value="52.32413" calcext:value-type="float">
            <text:p>52.324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212 208 7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4 208 75</text:p>
          </table:table-cell>
          <table:table-cell office:value-type="float" office:value="219" calcext:value-type="float">
            <text:p>219</text:p>
          </table:table-cell>
          <table:table-cell office:value-type="float" office:value="486.316868" calcext:value-type="float">
            <text:p>486.316868</text:p>
          </table:table-cell>
          <table:table-cell office:value-type="float" office:value="-0.236597" calcext:value-type="float">
            <text:p>-0.236597</text:p>
          </table:table-cell>
          <table:table-cell office:value-type="float" office:value="3.970801" calcext:value-type="float">
            <text:p>3.970801</text:p>
          </table:table-cell>
          <table:table-cell office:value-type="float" office:value="0.032047" calcext:value-type="float">
            <text:p>0.032047</text:p>
          </table:table-cell>
          <table:table-cell office:value-type="float" office:value="5.205878" calcext:value-type="float">
            <text:p>5.205878</text:p>
          </table:table-cell>
          <table:table-cell office:value-type="float" office:value="51.287671" calcext:value-type="float">
            <text:p>51.287671</text:p>
          </table:table-cell>
          <table:table-cell office:value-type="float" office:value="0.032047" calcext:value-type="float">
            <text:p>0.032047</text:p>
          </table:table-cell>
          <table:table-cell office:value-type="float" office:value="107.389343" calcext:value-type="float">
            <text:p>107.389343</text:p>
          </table:table-cell>
        </table:table-row>
        <table:table-row table:style-name="ro1">
          <table:table-cell office:value-type="string" calcext:value-type="string">
            <text:p><text:s/>TFC_CuSO4_1.5g/l_1g</text:p>
          </table:table-cell>
          <table:table-cell/>
          <table:table-cell office:value-type="float" office:value="50.792517" calcext:value-type="float">
            <text:p>50.792517</text:p>
          </table:table-cell>
          <table:table-cell office:value-type="float" office:value="50.279999" calcext:value-type="float">
            <text:p>50.279999</text:p>
          </table:table-cell>
          <table:table-cell office:value-type="float" office:value="11.77003" calcext:value-type="float">
            <text:p>11.77003</text:p>
          </table:table-cell>
          <table:table-cell office:value-type="float" office:value="52.138406" calcext:value-type="float">
            <text:p>52.13840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454 208 5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433 208 61</text:p>
          </table:table-cell>
          <table:table-cell office:value-type="float" office:value="294" calcext:value-type="float">
            <text:p>294</text:p>
          </table:table-cell>
          <table:table-cell office:value-type="float" office:value="652.86374" calcext:value-type="float">
            <text:p>652.86374</text:p>
          </table:table-cell>
          <table:table-cell office:value-type="float" office:value="0.345344" calcext:value-type="float">
            <text:p>0.345344</text:p>
          </table:table-cell>
          <table:table-cell office:value-type="float" office:value="2.76805" calcext:value-type="float">
            <text:p>2.76805</text:p>
          </table:table-cell>
          <table:table-cell office:value-type="float" office:value="0.027327" calcext:value-type="float">
            <text:p>0.027327</text:p>
          </table:table-cell>
          <table:table-cell office:value-type="float" office:value="5.367292" calcext:value-type="float">
            <text:p>5.367292</text:p>
          </table:table-cell>
          <table:table-cell office:value-type="float" office:value="50.792517" calcext:value-type="float">
            <text:p>50.792517</text:p>
          </table:table-cell>
          <table:table-cell office:value-type="float" office:value="0.027327" calcext:value-type="float">
            <text:p>0.027327</text:p>
          </table:table-cell>
          <table:table-cell office:value-type="float" office:value="138.533596" calcext:value-type="float">
            <text:p>138.533596</text:p>
          </table:table-cell>
        </table:table-row>
        <table:table-row table:style-name="ro1">
          <table:table-cell office:value-type="string" calcext:value-type="string">
            <text:p><text:s/>TFC_CuSO4_1.5g/l_2g</text:p>
          </table:table-cell>
          <table:table-cell/>
          <table:table-cell office:value-type="float" office:value="39.766187" calcext:value-type="float">
            <text:p>39.766187</text:p>
          </table:table-cell>
          <table:table-cell office:value-type="float" office:value="40.134999" calcext:value-type="float">
            <text:p>40.134999</text:p>
          </table:table-cell>
          <table:table-cell office:value-type="float" office:value="5.829652" calcext:value-type="float">
            <text:p>5.829652</text:p>
          </table:table-cell>
          <table:table-cell office:value-type="float" office:value="40.191224" calcext:value-type="float">
            <text:p>40.191224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259 208 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79 208 40</text:p>
          </table:table-cell>
          <table:table-cell office:value-type="float" office:value="278" calcext:value-type="float">
            <text:p>278</text:p>
          </table:table-cell>
          <table:table-cell office:value-type="float" office:value="617.333741" calcext:value-type="float">
            <text:p>617.333741</text:p>
          </table:table-cell>
          <table:table-cell office:value-type="float" office:value="0.210764" calcext:value-type="float">
            <text:p>0.210764</text:p>
          </table:table-cell>
          <table:table-cell office:value-type="float" office:value="3.202384" calcext:value-type="float">
            <text:p>3.202384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4.475447" calcext:value-type="float">
            <text:p>4.475447</text:p>
          </table:table-cell>
          <table:table-cell office:value-type="float" office:value="39.766187" calcext:value-type="float">
            <text:p>39.766187</text:p>
          </table:table-cell>
          <table:table-cell office:value-type="float" office:value="0.05111" calcext:value-type="float">
            <text:p>0.05111</text:p>
          </table:table-cell>
          <table:table-cell office:value-type="float" office:value="33.984845" calcext:value-type="float">
            <text:p>33.984845</text:p>
          </table:table-cell>
        </table:table-row>
        <table:table-row table:style-name="ro1">
          <table:table-cell office:value-type="string" calcext:value-type="string">
            <text:p><text:s/>TFC_CuSO4_1.5g/l_3g</text:p>
          </table:table-cell>
          <table:table-cell/>
          <table:table-cell office:value-type="float" office:value="69.481308" calcext:value-type="float">
            <text:p>69.481308</text:p>
          </table:table-cell>
          <table:table-cell office:value-type="float" office:value="70.235" calcext:value-type="float">
            <text:p>70.235</text:p>
          </table:table-cell>
          <table:table-cell office:value-type="float" office:value="10.306893" calcext:value-type="float">
            <text:p>10.306893</text:p>
          </table:table-cell>
          <table:table-cell office:value-type="float" office:value="70.241613" calcext:value-type="float">
            <text:p>70.24161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401 208 4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365 208 42</text:p>
          </table:table-cell>
          <table:table-cell office:value-type="float" office:value="214" calcext:value-type="float">
            <text:p>214</text:p>
          </table:table-cell>
          <table:table-cell office:value-type="float" office:value="475.213743" calcext:value-type="float">
            <text:p>475.213743</text:p>
          </table:table-cell>
          <table:table-cell office:value-type="float" office:value="-0.121205" calcext:value-type="float">
            <text:p>-0.121205</text:p>
          </table:table-cell>
          <table:table-cell office:value-type="float" office:value="2.460435" calcext:value-type="float">
            <text:p>2.460435</text:p>
          </table:table-cell>
          <table:table-cell office:value-type="float" office:value="0.030003" calcext:value-type="float">
            <text:p>0.030003</text:p>
          </table:table-cell>
          <table:table-cell office:value-type="float" office:value="5.251417" calcext:value-type="float">
            <text:p>5.251417</text:p>
          </table:table-cell>
          <table:table-cell office:value-type="float" office:value="69.481308" calcext:value-type="float">
            <text:p>69.481308</text:p>
          </table:table-cell>
          <table:table-cell office:value-type="float" office:value="0.030003" calcext:value-type="float">
            <text:p>0.030003</text:p>
          </table:table-cell>
          <table:table-cell office:value-type="float" office:value="106.232043" calcext:value-type="float">
            <text:p>106.232043</text:p>
          </table:table-cell>
        </table:table-row>
        <table:table-row table:style-name="ro1">
          <table:table-cell office:value-type="string" calcext:value-type="string">
            <text:p><text:s/>TFC_CuSO4_100g/l_1g</text:p>
          </table:table-cell>
          <table:table-cell/>
          <table:table-cell office:value-type="float" office:value="25.510563" calcext:value-type="float">
            <text:p>25.510563</text:p>
          </table:table-cell>
          <table:table-cell office:value-type="float" office:value="24.79" calcext:value-type="float">
            <text:p>24.79</text:p>
          </table:table-cell>
          <table:table-cell office:value-type="float" office:value="7.771691" calcext:value-type="float">
            <text:p>7.771691</text:p>
          </table:table-cell>
          <table:table-cell office:value-type="float" office:value="26.668109" calcext:value-type="float">
            <text:p>26.66810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482 208 9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483 208 87</text:p>
          </table:table-cell>
          <table:table-cell office:value-type="float" office:value="284" calcext:value-type="float">
            <text:p>284</text:p>
          </table:table-cell>
          <table:table-cell office:value-type="float" office:value="630.657491" calcext:value-type="float">
            <text:p>630.657491</text:p>
          </table:table-cell>
          <table:table-cell office:value-type="float" office:value="0.524014" calcext:value-type="float">
            <text:p>0.524014</text:p>
          </table:table-cell>
          <table:table-cell office:value-type="float" office:value="3.875005" calcext:value-type="float">
            <text:p>3.875005</text:p>
          </table:table-cell>
          <table:table-cell office:value-type="float" office:value="0.042948" calcext:value-type="float">
            <text:p>0.042948</text:p>
          </table:table-cell>
          <table:table-cell office:value-type="float" office:value="4.82312" calcext:value-type="float">
            <text:p>4.82312</text:p>
          </table:table-cell>
          <table:table-cell office:value-type="float" office:value="25.510563" calcext:value-type="float">
            <text:p>25.510563</text:p>
          </table:table-cell>
          <table:table-cell office:value-type="float" office:value="0.042948" calcext:value-type="float">
            <text:p>0.042948</text:p>
          </table:table-cell>
          <table:table-cell office:value-type="float" office:value="60.399181" calcext:value-type="float">
            <text:p>60.399181</text:p>
          </table:table-cell>
        </table:table-row>
        <table:table-row table:style-name="ro1">
          <table:table-cell office:value-type="string" calcext:value-type="string">
            <text:p><text:s/>TFC_CuSO4_100g/l_2g</text:p>
          </table:table-cell>
          <table:table-cell/>
          <table:table-cell office:value-type="float" office:value="50.388704" calcext:value-type="float">
            <text:p>50.388704</text:p>
          </table:table-cell>
          <table:table-cell office:value-type="float" office:value="50.225" calcext:value-type="float">
            <text:p>50.225</text:p>
          </table:table-cell>
          <table:table-cell office:value-type="float" office:value="8.785883" calcext:value-type="float">
            <text:p>8.785883</text:p>
          </table:table-cell>
          <table:table-cell office:value-type="float" office:value="51.148932" calcext:value-type="float">
            <text:p>51.14893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283 208 7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72 208 77</text:p>
          </table:table-cell>
          <table:table-cell office:value-type="float" office:value="301" calcext:value-type="float">
            <text:p>301</text:p>
          </table:table-cell>
          <table:table-cell office:value-type="float" office:value="668.408115" calcext:value-type="float">
            <text:p>668.408115</text:p>
          </table:table-cell>
          <table:table-cell office:value-type="float" office:value="0.138149" calcext:value-type="float">
            <text:p>0.138149</text:p>
          </table:table-cell>
          <table:table-cell office:value-type="float" office:value="3.446834" calcext:value-type="float">
            <text:p>3.446834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5.029433" calcext:value-type="float">
            <text:p>5.029433</text:p>
          </table:table-cell>
          <table:table-cell office:value-type="float" office:value="50.388704" calcext:value-type="float">
            <text:p>50.388704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77.191739" calcext:value-type="float">
            <text:p>77.191739</text:p>
          </table:table-cell>
        </table:table-row>
        <table:table-row table:style-name="ro1">
          <table:table-cell office:value-type="string" calcext:value-type="string">
            <text:p><text:s/>TFC_CuSO4_100g/l_3g</text:p>
          </table:table-cell>
          <table:table-cell/>
          <table:table-cell office:value-type="float" office:value="41.744027" calcext:value-type="float">
            <text:p>41.744027</text:p>
          </table:table-cell>
          <table:table-cell office:value-type="float" office:value="41.779999" calcext:value-type="float">
            <text:p>41.779999</text:p>
          </table:table-cell>
          <table:table-cell office:value-type="float" office:value="8.915471" calcext:value-type="float">
            <text:p>8.915471</text:p>
          </table:table-cell>
          <table:table-cell office:value-type="float" office:value="42.685471" calcext:value-type="float">
            <text:p>42.68547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366 208 7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384 208 76</text:p>
          </table:table-cell>
          <table:table-cell office:value-type="float" office:value="293" calcext:value-type="float">
            <text:p>293</text:p>
          </table:table-cell>
          <table:table-cell office:value-type="float" office:value="650.643115" calcext:value-type="float">
            <text:p>650.643115</text:p>
          </table:table-cell>
          <table:table-cell office:value-type="float" office:value="-0.15014" calcext:value-type="float">
            <text:p>-0.15014</text:p>
          </table:table-cell>
          <table:table-cell office:value-type="float" office:value="3.161094" calcext:value-type="float">
            <text:p>3.161094</text:p>
          </table:table-cell>
          <table:table-cell office:value-type="float" office:value="0.036494" calcext:value-type="float">
            <text:p>0.036494</text:p>
          </table:table-cell>
          <table:table-cell office:value-type="float" office:value="5.03801" calcext:value-type="float">
            <text:p>5.03801</text:p>
          </table:table-cell>
          <table:table-cell office:value-type="float" office:value="41.744027" calcext:value-type="float">
            <text:p>41.744027</text:p>
          </table:table-cell>
          <table:table-cell office:value-type="float" office:value="0.036494" calcext:value-type="float">
            <text:p>0.036494</text:p>
          </table:table-cell>
          <table:table-cell office:value-type="float" office:value="79.485623" calcext:value-type="float">
            <text:p>79.485623</text:p>
          </table:table-cell>
        </table:table-row>
        <table:table-row table:style-name="ro1">
          <table:table-cell office:value-type="string" calcext:value-type="string">
            <text:p><text:s/>TFC_Fischoil_2g</text:p>
          </table:table-cell>
          <table:table-cell/>
          <table:table-cell office:value-type="float" office:value="15.496479" calcext:value-type="float">
            <text:p>15.496479</text:p>
          </table:table-cell>
          <table:table-cell office:value-type="float" office:value="16.169999" calcext:value-type="float">
            <text:p>16.169999</text:p>
          </table:table-cell>
          <table:table-cell office:value-type="float" office:value="7.477409" calcext:value-type="float">
            <text:p>7.477409</text:p>
          </table:table-cell>
          <table:table-cell office:value-type="float" office:value="17.206176" calcext:value-type="float">
            <text:p>17.20617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381 208 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8 208 12</text:p>
          </table:table-cell>
          <table:table-cell office:value-type="float" office:value="284" calcext:value-type="float">
            <text:p>284</text:p>
          </table:table-cell>
          <table:table-cell office:value-type="float" office:value="630.657491" calcext:value-type="float">
            <text:p>630.657491</text:p>
          </table:table-cell>
          <table:table-cell office:value-type="float" office:value="0.296316" calcext:value-type="float">
            <text:p>0.296316</text:p>
          </table:table-cell>
          <table:table-cell office:value-type="float" office:value="3.181127" calcext:value-type="float">
            <text:p>3.181127</text:p>
          </table:table-cell>
          <table:table-cell office:value-type="float" office:value="0.041138" calcext:value-type="float">
            <text:p>0.041138</text:p>
          </table:table-cell>
          <table:table-cell office:value-type="float" office:value="4.819604" calcext:value-type="float">
            <text:p>4.819604</text:p>
          </table:table-cell>
          <table:table-cell office:value-type="float" office:value="15.717857" calcext:value-type="float">
            <text:p>15.717857</text:p>
          </table:table-cell>
          <table:table-cell office:value-type="float" office:value="0.041138" calcext:value-type="float">
            <text:p>0.041138</text:p>
          </table:table-cell>
          <table:table-cell office:value-type="float" office:value="55.911648" calcext:value-type="float">
            <text:p>55.911648</text:p>
          </table:table-cell>
        </table:table-row>
        <table:table-row table:style-name="ro1">
          <table:table-cell office:value-type="string" calcext:value-type="string">
            <text:p><text:s/>TFC_Fishoil_1g</text:p>
          </table:table-cell>
          <table:table-cell/>
          <table:table-cell office:value-type="float" office:value="32.849624" calcext:value-type="float">
            <text:p>32.849624</text:p>
          </table:table-cell>
          <table:table-cell office:value-type="float" office:value="32.799999" calcext:value-type="float">
            <text:p>32.799999</text:p>
          </table:table-cell>
          <table:table-cell office:value-type="float" office:value="8.475934" calcext:value-type="float">
            <text:p>8.475934</text:p>
          </table:table-cell>
          <table:table-cell office:value-type="float" office:value="33.925496" calcext:value-type="float">
            <text:p>33.92549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63 208 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51 208 14</text:p>
          </table:table-cell>
          <table:table-cell office:value-type="float" office:value="266" calcext:value-type="float">
            <text:p>266</text:p>
          </table:table-cell>
          <table:table-cell office:value-type="float" office:value="590.686241" calcext:value-type="float">
            <text:p>590.686241</text:p>
          </table:table-cell>
          <table:table-cell office:value-type="float" office:value="0.114475" calcext:value-type="float">
            <text:p>0.114475</text:p>
          </table:table-cell>
          <table:table-cell office:value-type="float" office:value="2.655407" calcext:value-type="float">
            <text:p>2.655407</text:p>
          </table:table-cell>
          <table:table-cell office:value-type="float" office:value="0.036124" calcext:value-type="float">
            <text:p>0.036124</text:p>
          </table:table-cell>
          <table:table-cell office:value-type="float" office:value="4.987294" calcext:value-type="float">
            <text:p>4.987294</text:p>
          </table:table-cell>
          <table:table-cell office:value-type="float" office:value="32.849624" calcext:value-type="float">
            <text:p>32.849624</text:p>
          </table:table-cell>
          <table:table-cell office:value-type="float" office:value="0.036124" calcext:value-type="float">
            <text:p>0.036124</text:p>
          </table:table-cell>
          <table:table-cell office:value-type="float" office:value="71.841453" calcext:value-type="float">
            <text:p>71.841453</text:p>
          </table:table-cell>
        </table:table-row>
        <table:table-row table:style-name="ro1">
          <table:table-cell office:value-type="string" calcext:value-type="string">
            <text:p><text:s/>TFC_Fishoil_3g</text:p>
          </table:table-cell>
          <table:table-cell/>
          <table:table-cell office:value-type="float" office:value="42.92" calcext:value-type="float">
            <text:p>42.92</text:p>
          </table:table-cell>
          <table:table-cell office:value-type="float" office:value="43.184999" calcext:value-type="float">
            <text:p>43.184999</text:p>
          </table:table-cell>
          <table:table-cell office:value-type="float" office:value="10.958488" calcext:value-type="float">
            <text:p>10.958488</text:p>
          </table:table-cell>
          <table:table-cell office:value-type="float" office:value="44.296895" calcext:value-type="float">
            <text:p>44.29689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74 208 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482 208 9</text:p>
          </table:table-cell>
          <table:table-cell office:value-type="float" office:value="275" calcext:value-type="float">
            <text:p>275</text:p>
          </table:table-cell>
          <table:table-cell office:value-type="float" office:value="610.671866" calcext:value-type="float">
            <text:p>610.671866</text:p>
          </table:table-cell>
          <table:table-cell office:value-type="float" office:value="-0.120567" calcext:value-type="float">
            <text:p>-0.120567</text:p>
          </table:table-cell>
          <table:table-cell office:value-type="float" office:value="2.917174" calcext:value-type="float">
            <text:p>2.917174</text:p>
          </table:table-cell>
          <table:table-cell office:value-type="float" office:value="0.027914" calcext:value-type="float">
            <text:p>0.027914</text:p>
          </table:table-cell>
          <table:table-cell office:value-type="float" office:value="5.376646" calcext:value-type="float">
            <text:p>5.376646</text:p>
          </table:table-cell>
          <table:table-cell office:value-type="float" office:value="42.92" calcext:value-type="float">
            <text:p>42.92</text:p>
          </table:table-cell>
          <table:table-cell office:value-type="float" office:value="0.027914" calcext:value-type="float">
            <text:p>0.027914</text:p>
          </table:table-cell>
          <table:table-cell office:value-type="float" office:value="120.088467" calcext:value-type="float">
            <text:p>120.088467</text:p>
          </table:table-cell>
        </table:table-row>
        <table:table-row table:style-name="ro1">
          <table:table-cell office:value-type="string" calcext:value-type="string">
            <text:p><text:s/>TFC_Sodium_9g/l_1g</text:p>
          </table:table-cell>
          <table:table-cell/>
          <table:table-cell office:value-type="float" office:value="30.061594" calcext:value-type="float">
            <text:p>30.061594</text:p>
          </table:table-cell>
          <table:table-cell office:value-type="float" office:value="28.755" calcext:value-type="float">
            <text:p>28.755</text:p>
          </table:table-cell>
          <table:table-cell office:value-type="float" office:value="15.2685" calcext:value-type="float">
            <text:p>15.2685</text:p>
          </table:table-cell>
          <table:table-cell office:value-type="float" office:value="33.716859" calcext:value-type="float">
            <text:p>33.71685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227 80 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4 80 29</text:p>
          </table:table-cell>
          <table:table-cell office:value-type="float" office:value="276" calcext:value-type="float">
            <text:p>276</text:p>
          </table:table-cell>
          <table:table-cell office:value-type="float" office:value="612.892491" calcext:value-type="float">
            <text:p>612.892491</text:p>
          </table:table-cell>
          <table:table-cell office:value-type="float" office:value="0.418" calcext:value-type="float">
            <text:p>0.418</text:p>
          </table:table-cell>
          <table:table-cell office:value-type="float" office:value="3.063057" calcext:value-type="float">
            <text:p>3.063057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5.654762" calcext:value-type="float">
            <text:p>5.654762</text:p>
          </table:table-cell>
          <table:table-cell office:value-type="float" office:value="30.843866" calcext:value-type="float">
            <text:p>30.843866</text:p>
          </table:table-cell>
          <table:table-cell office:value-type="float" office:value="0.023236" calcext:value-type="float">
            <text:p>0.023236</text:p>
          </table:table-cell>
          <table:table-cell office:value-type="float" office:value="233.127101" calcext:value-type="float">
            <text:p>233.127101</text:p>
          </table:table-cell>
        </table:table-row>
        <table:table-row table:style-name="ro1">
          <table:table-cell office:value-type="string" calcext:value-type="string">
            <text:p><text:s/>TFC_Sodium_9g/l_2g</text:p>
          </table:table-cell>
          <table:table-cell/>
          <table:table-cell office:value-type="float" office:value="11.66787" calcext:value-type="float">
            <text:p>11.66787</text:p>
          </table:table-cell>
          <table:table-cell office:value-type="float" office:value="11.005" calcext:value-type="float">
            <text:p>11.005</text:p>
          </table:table-cell>
          <table:table-cell office:value-type="float" office:value="4.986011" calcext:value-type="float">
            <text:p>4.986011</text:p>
          </table:table-cell>
          <table:table-cell office:value-type="float" office:value="12.688558" calcext:value-type="float">
            <text:p>12.68855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7 80 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0 80 30</text:p>
          </table:table-cell>
          <table:table-cell office:value-type="float" office:value="277" calcext:value-type="float">
            <text:p>277</text:p>
          </table:table-cell>
          <table:table-cell office:value-type="float" office:value="615.113116" calcext:value-type="float">
            <text:p>615.113116</text:p>
          </table:table-cell>
          <table:table-cell office:value-type="float" office:value="0.502814" calcext:value-type="float">
            <text:p>0.502814</text:p>
          </table:table-cell>
          <table:table-cell office:value-type="float" office:value="3.430413" calcext:value-type="float">
            <text:p>3.430413</text:p>
          </table:table-cell>
          <table:table-cell office:value-type="float" office:value="0.061085" calcext:value-type="float">
            <text:p>0.061085</text:p>
          </table:table-cell>
          <table:table-cell office:value-type="float" office:value="4.265242" calcext:value-type="float">
            <text:p>4.265242</text:p>
          </table:table-cell>
          <table:table-cell office:value-type="float" office:value="11.66787" calcext:value-type="float">
            <text:p>11.66787</text:p>
          </table:table-cell>
          <table:table-cell office:value-type="float" office:value="0.061085" calcext:value-type="float">
            <text:p>0.061085</text:p>
          </table:table-cell>
          <table:table-cell office:value-type="float" office:value="24.860305" calcext:value-type="float">
            <text:p>24.860305</text:p>
          </table:table-cell>
        </table:table-row>
        <table:table-row table:style-name="ro1">
          <table:table-cell office:value-type="string" calcext:value-type="string">
            <text:p><text:s/>TFC_Soduium_9g/l_3g</text:p>
          </table:table-cell>
          <table:table-cell/>
          <table:table-cell office:value-type="float" office:value="49.578014" calcext:value-type="float">
            <text:p>49.578014</text:p>
          </table:table-cell>
          <table:table-cell office:value-type="float" office:value="47.485003" calcext:value-type="float">
            <text:p>47.485003</text:p>
          </table:table-cell>
          <table:table-cell office:value-type="float" office:value="15.332006" calcext:value-type="float">
            <text:p>15.332006</text:p>
          </table:table-cell>
          <table:table-cell office:value-type="float" office:value="51.894604" calcext:value-type="float">
            <text:p>51.89460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444 80 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438 80 29</text:p>
          </table:table-cell>
          <table:table-cell office:value-type="float" office:value="282" calcext:value-type="float">
            <text:p>282</text:p>
          </table:table-cell>
          <table:table-cell office:value-type="float" office:value="626.216241" calcext:value-type="float">
            <text:p>626.216241</text:p>
          </table:table-cell>
          <table:table-cell office:value-type="float" office:value="0.477361" calcext:value-type="float">
            <text:p>0.477361</text:p>
          </table:table-cell>
          <table:table-cell office:value-type="float" office:value="4.784373" calcext:value-type="float">
            <text:p>4.784373</text:p>
          </table:table-cell>
          <table:table-cell office:value-type="float" office:value="0.027136" calcext:value-type="float">
            <text:p>0.027136</text:p>
          </table:table-cell>
          <table:table-cell office:value-type="float" office:value="5.467028" calcext:value-type="float">
            <text:p>5.467028</text:p>
          </table:table-cell>
          <table:table-cell office:value-type="float" office:value="49.578014" calcext:value-type="float">
            <text:p>49.578014</text:p>
          </table:table-cell>
          <table:table-cell office:value-type="float" office:value="0.027136" calcext:value-type="float">
            <text:p>0.027136</text:p>
          </table:table-cell>
          <table:table-cell office:value-type="float" office:value="235.070405" calcext:value-type="float">
            <text:p>235.070405</text:p>
          </table:table-cell>
        </table:table-row>
        <table:table-row table:style-name="ro1">
          <table:table-cell office:value-type="string" calcext:value-type="string">
            <text:p><text:s/>TFC_VitaminE_1g</text:p>
          </table:table-cell>
          <table:table-cell/>
          <table:table-cell office:value-type="float" office:value="10.619529" calcext:value-type="float">
            <text:p>10.619529</text:p>
          </table:table-cell>
          <table:table-cell office:value-type="float" office:value="9.94" calcext:value-type="float">
            <text:p>9.94</text:p>
          </table:table-cell>
          <table:table-cell office:value-type="float" office:value="5.575043" calcext:value-type="float">
            <text:p>5.575043</text:p>
          </table:table-cell>
          <table:table-cell office:value-type="float" office:value="11.993977" calcext:value-type="float">
            <text:p>11.99397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368 80 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93 80 72</text:p>
          </table:table-cell>
          <table:table-cell office:value-type="float" office:value="297" calcext:value-type="float">
            <text:p>297</text:p>
          </table:table-cell>
          <table:table-cell office:value-type="float" office:value="659.525615" calcext:value-type="float">
            <text:p>659.525615</text:p>
          </table:table-cell>
          <table:table-cell office:value-type="float" office:value="0.343691" calcext:value-type="float">
            <text:p>0.343691</text:p>
          </table:table-cell>
          <table:table-cell office:value-type="float" office:value="2.77897" calcext:value-type="float">
            <text:p>2.77897</text:p>
          </table:table-cell>
          <table:table-cell office:value-type="float" office:value="0.0525" calcext:value-type="float">
            <text:p>0.0525</text:p>
          </table:table-cell>
          <table:table-cell office:value-type="float" office:value="4.42041" calcext:value-type="float">
            <text:p>4.42041</text:p>
          </table:table-cell>
          <table:table-cell office:value-type="float" office:value="10.691525" calcext:value-type="float">
            <text:p>10.691525</text:p>
          </table:table-cell>
          <table:table-cell office:value-type="float" office:value="0.0525" calcext:value-type="float">
            <text:p>0.0525</text:p>
          </table:table-cell>
          <table:table-cell office:value-type="float" office:value="31.081104" calcext:value-type="float">
            <text:p>31.081104</text:p>
          </table:table-cell>
        </table:table-row>
        <table:table-row table:style-name="ro1">
          <table:table-cell office:value-type="string" calcext:value-type="string">
            <text:p><text:s/>TFC_VitaminE_2g</text:p>
          </table:table-cell>
          <table:table-cell/>
          <table:table-cell office:value-type="float" office:value="29.113712" calcext:value-type="float">
            <text:p>29.113712</text:p>
          </table:table-cell>
          <table:table-cell office:value-type="float" office:value="28.81" calcext:value-type="float">
            <text:p>28.81</text:p>
          </table:table-cell>
          <table:table-cell office:value-type="float" office:value="16.100996" calcext:value-type="float">
            <text:p>16.100996</text:p>
          </table:table-cell>
          <table:table-cell office:value-type="float" office:value="33.26936" calcext:value-type="float">
            <text:p>33.2693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472 80 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80 80 72</text:p>
          </table:table-cell>
          <table:table-cell office:value-type="float" office:value="299" calcext:value-type="float">
            <text:p>299</text:p>
          </table:table-cell>
          <table:table-cell office:value-type="float" office:value="663.966865" calcext:value-type="float">
            <text:p>663.966865</text:p>
          </table:table-cell>
          <table:table-cell office:value-type="float" office:value="0.410004" calcext:value-type="float">
            <text:p>0.410004</text:p>
          </table:table-cell>
          <table:table-cell office:value-type="float" office:value="3.070212" calcext:value-type="float">
            <text:p>3.070212</text:p>
          </table:table-cell>
          <table:table-cell office:value-type="float" office:value="0.020414" calcext:value-type="float">
            <text:p>0.020414</text:p>
          </table:table-cell>
          <table:table-cell office:value-type="float" office:value="5.798878" calcext:value-type="float">
            <text:p>5.798878</text:p>
          </table:table-cell>
          <table:table-cell office:value-type="float" office:value="29.709898" calcext:value-type="float">
            <text:p>29.709898</text:p>
          </table:table-cell>
          <table:table-cell office:value-type="float" office:value="0.020414" calcext:value-type="float">
            <text:p>0.020414</text:p>
          </table:table-cell>
          <table:table-cell office:value-type="float" office:value="259.24206" calcext:value-type="float">
            <text:p>259.24206</text:p>
          </table:table-cell>
        </table:table-row>
        <table:table-row table:style-name="ro1">
          <table:table-cell office:value-type="string" calcext:value-type="string">
            <text:p><text:s/>TFC_VItaminE_3g</text:p>
          </table:table-cell>
          <table:table-cell/>
          <table:table-cell office:value-type="float" office:value="32.707143" calcext:value-type="float">
            <text:p>32.707143</text:p>
          </table:table-cell>
          <table:table-cell office:value-type="float" office:value="29.11" calcext:value-type="float">
            <text:p>29.11</text:p>
          </table:table-cell>
          <table:table-cell office:value-type="float" office:value="18.191729" calcext:value-type="float">
            <text:p>18.191729</text:p>
          </table:table-cell>
          <table:table-cell office:value-type="float" office:value="37.425876" calcext:value-type="float">
            <text:p>37.425876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218 80 6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4 80 60</text:p>
          </table:table-cell>
          <table:table-cell office:value-type="float" office:value="280" calcext:value-type="float">
            <text:p>280</text:p>
          </table:table-cell>
          <table:table-cell office:value-type="float" office:value="621.774991" calcext:value-type="float">
            <text:p>621.774991</text:p>
          </table:table-cell>
          <table:table-cell office:value-type="float" office:value="0.605575" calcext:value-type="float">
            <text:p>0.605575</text:p>
          </table:table-cell>
          <table:table-cell office:value-type="float" office:value="2.771495" calcext:value-type="float">
            <text:p>2.771495</text:p>
          </table:table-cell>
          <table:table-cell office:value-type="float" office:value="0.019796" calcext:value-type="float">
            <text:p>0.019796</text:p>
          </table:table-cell>
          <table:table-cell office:value-type="float" office:value="5.884292" calcext:value-type="float">
            <text:p>5.884292</text:p>
          </table:table-cell>
          <table:table-cell office:value-type="float" office:value="33.181159" calcext:value-type="float">
            <text:p>33.181159</text:p>
          </table:table-cell>
          <table:table-cell office:value-type="float" office:value="0.019796" calcext:value-type="float">
            <text:p>0.019796</text:p>
          </table:table-cell>
          <table:table-cell office:value-type="float" office:value="330.939017" calcext:value-type="float">
            <text:p>330.939017</text:p>
          </table:table-cell>
        </table:table-row>
        <table:table-row table:style-name="ro1" table:number-rows-repeated="4">
          <table:table-cell table:number-columns-repeated="19"/>
        </table:table-row>
        <table:table-row table:style-name="ro1">
          <table:table-cell office:value-type="string" calcext:value-type="string">
            <text:p>t1_vibe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StandardDeviation</text:p>
          </table:table-cell>
          <table:table-cell office:value-type="string" calcext:value-type="string">
            <text:p>RMS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axPosi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inPosition</text:p>
          </table:table-cell>
          <table:table-cell office:value-type="string" calcext:value-type="string">
            <text:p>#Voxel</text:p>
          </table:table-cell>
          <table:table-cell office:value-type="string" calcext:value-type="string">
            <text:p>Volume [mm^3]</text:p>
          </table:table-cell>
          <table:table-cell office:value-type="string" calcext:value-type="string">
            <text:p>Skewness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Uniformity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MPP</text:p>
          </table:table-cell>
          <table:table-cell office:value-type="string" calcext:value-type="string">
            <text:p>UPP</text:p>
          </table:table-cell>
          <table:table-cell office:value-type="string" calcext:value-type="string">
            <text:p>Variance</text:p>
          </table:table-cell>
        </table:table-row>
        <table:table-row table:style-name="ro1">
          <table:table-cell office:value-type="string" calcext:value-type="string">
            <text:p><text:s/>Background</text:p>
          </table:table-cell>
          <table:table-cell/>
          <table:table-cell office:value-type="float" office:value="2.148124" calcext:value-type="float">
            <text:p>2.148124</text:p>
          </table:table-cell>
          <table:table-cell office:value-type="float" office:value="1.08" calcext:value-type="float">
            <text:p>1.08</text:p>
          </table:table-cell>
          <table:table-cell office:value-type="float" office:value="3.314591" calcext:value-type="float">
            <text:p>3.314591</text:p>
          </table:table-cell>
          <table:table-cell office:value-type="float" office:value="3.949804" calcext:value-type="float">
            <text:p>3.9498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28 107 1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19 90 119</text:p>
          </table:table-cell>
          <table:table-cell office:value-type="float" office:value="7568" calcext:value-type="float">
            <text:p>7568</text:p>
          </table:table-cell>
          <table:table-cell office:value-type="float" office:value="7333.347656" calcext:value-type="float">
            <text:p>7333.347656</text:p>
          </table:table-cell>
          <table:table-cell office:value-type="float" office:value="3.446385" calcext:value-type="float">
            <text:p>3.446385</text:p>
          </table:table-cell>
          <table:table-cell office:value-type="float" office:value="15.886124" calcext:value-type="float">
            <text:p>15.886124</text:p>
          </table:table-cell>
          <table:table-cell office:value-type="float" office:value="0.239073" calcext:value-type="float">
            <text:p>0.239073</text:p>
          </table:table-cell>
          <table:table-cell office:value-type="float" office:value="2.576244" calcext:value-type="float">
            <text:p>2.576244</text:p>
          </table:table-cell>
          <table:table-cell office:value-type="float" office:value="2.726312" calcext:value-type="float">
            <text:p>2.726312</text:p>
          </table:table-cell>
          <table:table-cell office:value-type="float" office:value="0.239073" calcext:value-type="float">
            <text:p>0.239073</text:p>
          </table:table-cell>
          <table:table-cell office:value-type="float" office:value="10.986514" calcext:value-type="float">
            <text:p>10.986514</text:p>
          </table:table-cell>
        </table:table-row>
        <table:table-row table:style-name="ro1">
          <table:table-cell office:value-type="string" calcext:value-type="string">
            <text:p><text:s/>CuSO4_1.5g/l</text:p>
          </table:table-cell>
          <table:table-cell/>
          <table:table-cell office:value-type="float" office:value="132.191589" calcext:value-type="float">
            <text:p>132.191589</text:p>
          </table:table-cell>
          <table:table-cell office:value-type="float" office:value="131.01" calcext:value-type="float">
            <text:p>131.01</text:p>
          </table:table-cell>
          <table:table-cell office:value-type="float" office:value="9.074282" calcext:value-type="float">
            <text:p>9.074282</text:p>
          </table:table-cell>
          <table:table-cell office:value-type="float" office:value="132.502674" calcext:value-type="float">
            <text:p>132.502674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216 112 215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193 112 225</text:p>
          </table:table-cell>
          <table:table-cell office:value-type="float" office:value="428" calcext:value-type="float">
            <text:p>428</text:p>
          </table:table-cell>
          <table:table-cell office:value-type="float" office:value="631.96875" calcext:value-type="float">
            <text:p>631.96875</text:p>
          </table:table-cell>
          <table:table-cell office:value-type="float" office:value="0.391934" calcext:value-type="float">
            <text:p>0.391934</text:p>
          </table:table-cell>
          <table:table-cell office:value-type="float" office:value="2.354019" calcext:value-type="float">
            <text:p>2.354019</text:p>
          </table:table-cell>
          <table:table-cell office:value-type="float" office:value="0.033245" calcext:value-type="float">
            <text:p>0.033245</text:p>
          </table:table-cell>
          <table:table-cell office:value-type="float" office:value="5.064575" calcext:value-type="float">
            <text:p>5.064575</text:p>
          </table:table-cell>
          <table:table-cell office:value-type="float" office:value="132.191589" calcext:value-type="float">
            <text:p>132.191589</text:p>
          </table:table-cell>
          <table:table-cell office:value-type="float" office:value="0.033245" calcext:value-type="float">
            <text:p>0.033245</text:p>
          </table:table-cell>
          <table:table-cell office:value-type="float" office:value="82.342599" calcext:value-type="float">
            <text:p>82.342599</text:p>
          </table:table-cell>
        </table:table-row>
        <table:table-row table:style-name="ro1">
          <table:table-cell office:value-type="string" calcext:value-type="string">
            <text:p><text:s/>Fishoil</text:p>
          </table:table-cell>
          <table:table-cell/>
          <table:table-cell office:value-type="float" office:value="76.587678" calcext:value-type="float">
            <text:p>76.587678</text:p>
          </table:table-cell>
          <table:table-cell office:value-type="float" office:value="76.95" calcext:value-type="float">
            <text:p>76.95</text:p>
          </table:table-cell>
          <table:table-cell office:value-type="float" office:value="9.632222" calcext:value-type="float">
            <text:p>9.632222</text:p>
          </table:table-cell>
          <table:table-cell office:value-type="float" office:value="77.19101" calcext:value-type="float">
            <text:p>77.1910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245 112 7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242 112 54</text:p>
          </table:table-cell>
          <table:table-cell office:value-type="float" office:value="422" calcext:value-type="float">
            <text:p>422</text:p>
          </table:table-cell>
          <table:table-cell office:value-type="float" office:value="623.109375" calcext:value-type="float">
            <text:p>623.109375</text:p>
          </table:table-cell>
          <table:table-cell office:value-type="float" office:value="-0.044376" calcext:value-type="float">
            <text:p>-0.044376</text:p>
          </table:table-cell>
          <table:table-cell office:value-type="float" office:value="2.068524" calcext:value-type="float">
            <text:p>2.068524</text:p>
          </table:table-cell>
          <table:table-cell office:value-type="float" office:value="0.030166" calcext:value-type="float">
            <text:p>0.030166</text:p>
          </table:table-cell>
          <table:table-cell office:value-type="float" office:value="5.150854" calcext:value-type="float">
            <text:p>5.150854</text:p>
          </table:table-cell>
          <table:table-cell office:value-type="float" office:value="76.587678" calcext:value-type="float">
            <text:p>76.587678</text:p>
          </table:table-cell>
          <table:table-cell office:value-type="float" office:value="0.030166" calcext:value-type="float">
            <text:p>0.030166</text:p>
          </table:table-cell>
          <table:table-cell office:value-type="float" office:value="92.779705" calcext:value-type="float">
            <text:p>92.779705</text:p>
          </table:table-cell>
        </table:table-row>
        <table:table-row table:style-name="ro1">
          <table:table-cell office:value-type="string" calcext:value-type="string">
            <text:p><text:s/>NaCl_100g/l</text:p>
          </table:table-cell>
          <table:table-cell/>
          <table:table-cell office:value-type="float" office:value="8.377129" calcext:value-type="float">
            <text:p>8.377129</text:p>
          </table:table-cell>
          <table:table-cell office:value-type="float" office:value="8.995" calcext:value-type="float">
            <text:p>8.995</text:p>
          </table:table-cell>
          <table:table-cell office:value-type="float" office:value="1.830997" calcext:value-type="float">
            <text:p>1.830997</text:p>
          </table:table-cell>
          <table:table-cell office:value-type="float" office:value="8.574896" calcext:value-type="float">
            <text:p>8.57489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25 38 1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30 38 107</text:p>
          </table:table-cell>
          <table:table-cell office:value-type="float" office:value="411" calcext:value-type="float">
            <text:p>411</text:p>
          </table:table-cell>
          <table:table-cell office:value-type="float" office:value="606.867188" calcext:value-type="float">
            <text:p>606.867188</text:p>
          </table:table-cell>
          <table:table-cell office:value-type="float" office:value="-0.307984" calcext:value-type="float">
            <text:p>-0.307984</text:p>
          </table:table-cell>
          <table:table-cell office:value-type="float" office:value="2.381453" calcext:value-type="float">
            <text:p>2.381453</text:p>
          </table:table-cell>
          <table:table-cell office:value-type="float" office:value="0.155108" calcext:value-type="float">
            <text:p>0.155108</text:p>
          </table:table-cell>
          <table:table-cell office:value-type="float" office:value="2.848922" calcext:value-type="float">
            <text:p>2.848922</text:p>
          </table:table-cell>
          <table:table-cell office:value-type="float" office:value="8.377129" calcext:value-type="float">
            <text:p>8.377129</text:p>
          </table:table-cell>
          <table:table-cell office:value-type="float" office:value="0.155108" calcext:value-type="float">
            <text:p>0.155108</text:p>
          </table:table-cell>
          <table:table-cell office:value-type="float" office:value="3.352549" calcext:value-type="float">
            <text:p>3.352549</text:p>
          </table:table-cell>
        </table:table-row>
        <table:table-row table:style-name="ro1">
          <table:table-cell office:value-type="string" calcext:value-type="string">
            <text:p><text:s/>NaCl_9g/l</text:p>
          </table:table-cell>
          <table:table-cell/>
          <table:table-cell office:value-type="float" office:value="23.551402" calcext:value-type="float">
            <text:p>23.551402</text:p>
          </table:table-cell>
          <table:table-cell office:value-type="float" office:value="23.03" calcext:value-type="float">
            <text:p>23.03</text:p>
          </table:table-cell>
          <table:table-cell office:value-type="float" office:value="3.550858" calcext:value-type="float">
            <text:p>3.550858</text:p>
          </table:table-cell>
          <table:table-cell office:value-type="float" office:value="23.81758" calcext:value-type="float">
            <text:p>23.817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288 38 1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74 38 115</text:p>
          </table:table-cell>
          <table:table-cell office:value-type="float" office:value="428" calcext:value-type="float">
            <text:p>428</text:p>
          </table:table-cell>
          <table:table-cell office:value-type="float" office:value="631.96875" calcext:value-type="float">
            <text:p>631.96875</text:p>
          </table:table-cell>
          <table:table-cell office:value-type="float" office:value="1.039131" calcext:value-type="float">
            <text:p>1.039131</text:p>
          </table:table-cell>
          <table:table-cell office:value-type="float" office:value="4.208006" calcext:value-type="float">
            <text:p>4.208006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3.684468" calcext:value-type="float">
            <text:p>3.684468</text:p>
          </table:table-cell>
          <table:table-cell office:value-type="float" office:value="23.551402" calcext:value-type="float">
            <text:p>23.551402</text:p>
          </table:table-cell>
          <table:table-cell office:value-type="float" office:value="0.09646" calcext:value-type="float">
            <text:p>0.09646</text:p>
          </table:table-cell>
          <table:table-cell office:value-type="float" office:value="12.608593" calcext:value-type="float">
            <text:p>12.608593</text:p>
          </table:table-cell>
        </table:table-row>
        <table:table-row table:style-name="ro1">
          <table:table-cell office:value-type="string" calcext:value-type="string">
            <text:p><text:s/>VitaminE_oil</text:p>
          </table:table-cell>
          <table:table-cell/>
          <table:table-cell office:value-type="float" office:value="32.580336" calcext:value-type="float">
            <text:p>32.580336</text:p>
          </table:table-cell>
          <table:table-cell office:value-type="float" office:value="32.025" calcext:value-type="float">
            <text:p>32.025</text:p>
          </table:table-cell>
          <table:table-cell office:value-type="float" office:value="1.062425" calcext:value-type="float">
            <text:p>1.062425</text:p>
          </table:table-cell>
          <table:table-cell office:value-type="float" office:value="32.597654" calcext:value-type="float">
            <text:p>32.59765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159 40 18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62 40 176</text:p>
          </table:table-cell>
          <table:table-cell office:value-type="float" office:value="417" calcext:value-type="float">
            <text:p>417</text:p>
          </table:table-cell>
          <table:table-cell office:value-type="float" office:value="615.726563" calcext:value-type="float">
            <text:p>615.726563</text:p>
          </table:table-cell>
          <table:table-cell office:value-type="float" office:value="0.307044" calcext:value-type="float">
            <text:p>0.307044</text:p>
          </table:table-cell>
          <table:table-cell office:value-type="float" office:value="2.887419" calcext:value-type="float">
            <text:p>2.887419</text:p>
          </table:table-cell>
          <table:table-cell office:value-type="float" office:value="0.271547" calcext:value-type="float">
            <text:p>0.271547</text:p>
          </table:table-cell>
          <table:table-cell office:value-type="float" office:value="2.102294" calcext:value-type="float">
            <text:p>2.102294</text:p>
          </table:table-cell>
          <table:table-cell office:value-type="float" office:value="32.580336" calcext:value-type="float">
            <text:p>32.580336</text:p>
          </table:table-cell>
          <table:table-cell office:value-type="float" office:value="0.271547" calcext:value-type="float">
            <text:p>0.271547</text:p>
          </table:table-cell>
          <table:table-cell office:value-type="float" office:value="1.128747" calcext:value-type="float">
            <text:p>1.128747</text:p>
          </table:table-cell>
        </table:table-row>
        <table:table-row table:style-name="ro1">
          <table:table-cell office:value-type="string" calcext:value-type="string">
            <text:p><text:s/>distilled Water</text:p>
          </table:table-cell>
          <table:table-cell/>
          <table:table-cell office:value-type="float" office:value="24.12362" calcext:value-type="float">
            <text:p>24.12362</text:p>
          </table:table-cell>
          <table:table-cell office:value-type="float" office:value="24.025" calcext:value-type="float">
            <text:p>24.025</text:p>
          </table:table-cell>
          <table:table-cell office:value-type="float" office:value="1.667676" calcext:value-type="float">
            <text:p>1.667676</text:p>
          </table:table-cell>
          <table:table-cell office:value-type="float" office:value="24.181195" calcext:value-type="float">
            <text:p>24.18119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23 112 2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9 112 217</text:p>
          </table:table-cell>
          <table:table-cell office:value-type="float" office:value="453" calcext:value-type="float">
            <text:p>453</text:p>
          </table:table-cell>
          <table:table-cell office:value-type="float" office:value="668.882813" calcext:value-type="float">
            <text:p>668.882813</text:p>
          </table:table-cell>
          <table:table-cell office:value-type="float" office:value="1.393901" calcext:value-type="float">
            <text:p>1.393901</text:p>
          </table:table-cell>
          <table:table-cell office:value-type="float" office:value="5.127075" calcext:value-type="float">
            <text:p>5.127075</text:p>
          </table:table-cell>
          <table:table-cell office:value-type="float" office:value="0.225473" calcext:value-type="float">
            <text:p>0.225473</text:p>
          </table:table-cell>
          <table:table-cell office:value-type="float" office:value="2.483678" calcext:value-type="float">
            <text:p>2.483678</text:p>
          </table:table-cell>
          <table:table-cell office:value-type="float" office:value="24.12362" calcext:value-type="float">
            <text:p>24.12362</text:p>
          </table:table-cell>
          <table:table-cell office:value-type="float" office:value="0.225473" calcext:value-type="float">
            <text:p>0.225473</text:p>
          </table:table-cell>
          <table:table-cell office:value-type="float" office:value="2.781144" calcext:value-type="float">
            <text:p>2.781144</text:p>
          </table:table-cell>
        </table:table-row>
        <table:table-row table:style-name="ro1">
          <table:table-cell office:value-type="string" calcext:value-type="string">
            <text:p><text:s/>EF</text:p>
          </table:table-cell>
          <table:table-cell/>
          <table:table-cell office:value-type="float" office:value="70.952507" calcext:value-type="float">
            <text:p>70.952507</text:p>
          </table:table-cell>
          <table:table-cell office:value-type="float" office:value="70.14" calcext:value-type="float">
            <text:p>70.14</text:p>
          </table:table-cell>
          <table:table-cell office:value-type="float" office:value="4.000379" calcext:value-type="float">
            <text:p>4.000379</text:p>
          </table:table-cell>
          <table:table-cell office:value-type="float" office:value="71.06519" calcext:value-type="float">
            <text:p>71.065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306 112 13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281 112 140</text:p>
          </table:table-cell>
          <table:table-cell office:value-type="float" office:value="379" calcext:value-type="float">
            <text:p>379</text:p>
          </table:table-cell>
          <table:table-cell office:value-type="float" office:value="559.617188" calcext:value-type="float">
            <text:p>559.617188</text:p>
          </table:table-cell>
          <table:table-cell office:value-type="float" office:value="1.02702" calcext:value-type="float">
            <text:p>1.02702</text:p>
          </table:table-cell>
          <table:table-cell office:value-type="float" office:value="4.759554" calcext:value-type="float">
            <text:p>4.759554</text:p>
          </table:table-cell>
          <table:table-cell office:value-type="float" office:value="0.08831" calcext:value-type="float">
            <text:p>0.08831</text:p>
          </table:table-cell>
          <table:table-cell office:value-type="float" office:value="3.794165" calcext:value-type="float">
            <text:p>3.794165</text:p>
          </table:table-cell>
          <table:table-cell office:value-type="float" office:value="70.952507" calcext:value-type="float">
            <text:p>70.952507</text:p>
          </table:table-cell>
          <table:table-cell office:value-type="float" office:value="0.08831" calcext:value-type="float">
            <text:p>0.08831</text:p>
          </table:table-cell>
          <table:table-cell office:value-type="float" office:value="16.003029" calcext:value-type="float">
            <text:p>16.003029</text:p>
          </table:table-cell>
        </table:table-row>
        <table:table-row table:style-name="ro1">
          <table:table-cell office:value-type="string" calcext:value-type="string">
            <text:p><text:s/>EF_CuSO4_1.5g/l_1g</text:p>
          </table:table-cell>
          <table:table-cell/>
          <table:table-cell office:value-type="float" office:value="69.913146" calcext:value-type="float">
            <text:p>69.913146</text:p>
          </table:table-cell>
          <table:table-cell office:value-type="float" office:value="70.965" calcext:value-type="float">
            <text:p>70.965</text:p>
          </table:table-cell>
          <table:table-cell office:value-type="float" office:value="3.552559" calcext:value-type="float">
            <text:p>3.552559</text:p>
          </table:table-cell>
          <table:table-cell office:value-type="float" office:value="70.003347" calcext:value-type="float">
            <text:p>70.00334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291 112 9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269 112 97</text:p>
          </table:table-cell>
          <table:table-cell office:value-type="float" office:value="426" calcext:value-type="float">
            <text:p>426</text:p>
          </table:table-cell>
          <table:table-cell office:value-type="float" office:value="629.015625" calcext:value-type="float">
            <text:p>629.015625</text:p>
          </table:table-cell>
          <table:table-cell office:value-type="float" office:value="-0.96534" calcext:value-type="float">
            <text:p>-0.96534</text:p>
          </table:table-cell>
          <table:table-cell office:value-type="float" office:value="3.06364" calcext:value-type="float">
            <text:p>3.06364</text:p>
          </table:table-cell>
          <table:table-cell office:value-type="float" office:value="0.109722" calcext:value-type="float">
            <text:p>0.109722</text:p>
          </table:table-cell>
          <table:table-cell office:value-type="float" office:value="3.554352" calcext:value-type="float">
            <text:p>3.554352</text:p>
          </table:table-cell>
          <table:table-cell office:value-type="float" office:value="69.913146" calcext:value-type="float">
            <text:p>69.913146</text:p>
          </table:table-cell>
          <table:table-cell office:value-type="float" office:value="0.109722" calcext:value-type="float">
            <text:p>0.109722</text:p>
          </table:table-cell>
          <table:table-cell office:value-type="float" office:value="12.620674" calcext:value-type="float">
            <text:p>12.620674</text:p>
          </table:table-cell>
        </table:table-row>
        <table:table-row table:style-name="ro1">
          <table:table-cell office:value-type="string" calcext:value-type="string">
            <text:p><text:s/>EF_CuSO4_1.5g/l_2g</text:p>
          </table:table-cell>
          <table:table-cell/>
          <table:table-cell office:value-type="float" office:value="48.973684" calcext:value-type="float">
            <text:p>48.973684</text:p>
          </table:table-cell>
          <table:table-cell office:value-type="float" office:value="48.9" calcext:value-type="float">
            <text:p>48.9</text:p>
          </table:table-cell>
          <table:table-cell office:value-type="float" office:value="5.041009" calcext:value-type="float">
            <text:p>5.041009</text:p>
          </table:table-cell>
          <table:table-cell office:value-type="float" office:value="49.232444" calcext:value-type="float">
            <text:p>49.23244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125 112 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1 112 64</text:p>
          </table:table-cell>
          <table:table-cell office:value-type="float" office:value="418" calcext:value-type="float">
            <text:p>418</text:p>
          </table:table-cell>
          <table:table-cell office:value-type="float" office:value="617.203125" calcext:value-type="float">
            <text:p>617.203125</text:p>
          </table:table-cell>
          <table:table-cell office:value-type="float" office:value="-4.094457" calcext:value-type="float">
            <text:p>-4.094457</text:p>
          </table:table-cell>
          <table:table-cell office:value-type="float" office:value="29.673891" calcext:value-type="float">
            <text:p>29.673891</text:p>
          </table:table-cell>
          <table:table-cell office:value-type="float" office:value="0.104439" calcext:value-type="float">
            <text:p>0.104439</text:p>
          </table:table-cell>
          <table:table-cell office:value-type="float" office:value="3.646121" calcext:value-type="float">
            <text:p>3.646121</text:p>
          </table:table-cell>
          <table:table-cell office:value-type="float" office:value="48.973684" calcext:value-type="float">
            <text:p>48.973684</text:p>
          </table:table-cell>
          <table:table-cell office:value-type="float" office:value="0.104439" calcext:value-type="float">
            <text:p>0.104439</text:p>
          </table:table-cell>
          <table:table-cell office:value-type="float" office:value="25.411776" calcext:value-type="float">
            <text:p>25.411776</text:p>
          </table:table-cell>
        </table:table-row>
        <table:table-row table:style-name="ro1">
          <table:table-cell office:value-type="string" calcext:value-type="string">
            <text:p><text:s/>EF_CuSO4_1.5g/l_3g</text:p>
          </table:table-cell>
          <table:table-cell/>
          <table:table-cell office:value-type="float" office:value="16.021327" calcext:value-type="float">
            <text:p>16.021327</text:p>
          </table:table-cell>
          <table:table-cell office:value-type="float" office:value="16.070001" calcext:value-type="float">
            <text:p>16.070001</text:p>
          </table:table-cell>
          <table:table-cell office:value-type="float" office:value="2.968084" calcext:value-type="float">
            <text:p>2.968084</text:p>
          </table:table-cell>
          <table:table-cell office:value-type="float" office:value="16.293939" calcext:value-type="float">
            <text:p>16.29393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72 112 6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74 112 72</text:p>
          </table:table-cell>
          <table:table-cell office:value-type="float" office:value="422" calcext:value-type="float">
            <text:p>422</text:p>
          </table:table-cell>
          <table:table-cell office:value-type="float" office:value="623.109375" calcext:value-type="float">
            <text:p>623.109375</text:p>
          </table:table-cell>
          <table:table-cell office:value-type="float" office:value="-0.13427" calcext:value-type="float">
            <text:p>-0.13427</text:p>
          </table:table-cell>
          <table:table-cell office:value-type="float" office:value="2.784222" calcext:value-type="float">
            <text:p>2.784222</text:p>
          </table:table-cell>
          <table:table-cell office:value-type="float" office:value="0.097314" calcext:value-type="float">
            <text:p>0.097314</text:p>
          </table:table-cell>
          <table:table-cell office:value-type="float" office:value="3.557975" calcext:value-type="float">
            <text:p>3.557975</text:p>
          </table:table-cell>
          <table:table-cell office:value-type="float" office:value="16.021327" calcext:value-type="float">
            <text:p>16.021327</text:p>
          </table:table-cell>
          <table:table-cell office:value-type="float" office:value="0.097314" calcext:value-type="float">
            <text:p>0.097314</text:p>
          </table:table-cell>
          <table:table-cell office:value-type="float" office:value="8.80952" calcext:value-type="float">
            <text:p>8.80952</text:p>
          </table:table-cell>
        </table:table-row>
        <table:table-row table:style-name="ro1">
          <table:table-cell office:value-type="string" calcext:value-type="string">
            <text:p><text:s/>EF_CuSO4_100g/_3g</text:p>
          </table:table-cell>
          <table:table-cell/>
          <table:table-cell office:value-type="float" office:value="21.026005" calcext:value-type="float">
            <text:p>21.026005</text:p>
          </table:table-cell>
          <table:table-cell office:value-type="float" office:value="21.04" calcext:value-type="float">
            <text:p>21.04</text:p>
          </table:table-cell>
          <table:table-cell office:value-type="float" office:value="2.672802" calcext:value-type="float">
            <text:p>2.672802</text:p>
          </table:table-cell>
          <table:table-cell office:value-type="float" office:value="21.195206" calcext:value-type="float">
            <text:p>21.1952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94 112 1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91 112 134</text:p>
          </table:table-cell>
          <table:table-cell office:value-type="float" office:value="423" calcext:value-type="float">
            <text:p>423</text:p>
          </table:table-cell>
          <table:table-cell office:value-type="float" office:value="624.585938" calcext:value-type="float">
            <text:p>624.585938</text:p>
          </table:table-cell>
          <table:table-cell office:value-type="float" office:value="-0.206033" calcext:value-type="float">
            <text:p>-0.206033</text:p>
          </table:table-cell>
          <table:table-cell office:value-type="float" office:value="2.902904" calcext:value-type="float">
            <text:p>2.902904</text:p>
          </table:table-cell>
          <table:table-cell office:value-type="float" office:value="0.106484" calcext:value-type="float">
            <text:p>0.106484</text:p>
          </table:table-cell>
          <table:table-cell office:value-type="float" office:value="3.428822" calcext:value-type="float">
            <text:p>3.428822</text:p>
          </table:table-cell>
          <table:table-cell office:value-type="float" office:value="21.026005" calcext:value-type="float">
            <text:p>21.026005</text:p>
          </table:table-cell>
          <table:table-cell office:value-type="float" office:value="0.106484" calcext:value-type="float">
            <text:p>0.106484</text:p>
          </table:table-cell>
          <table:table-cell office:value-type="float" office:value="7.143872" calcext:value-type="float">
            <text:p>7.143872</text:p>
          </table:table-cell>
        </table:table-row>
        <table:table-row table:style-name="ro1">
          <table:table-cell office:value-type="string" calcext:value-type="string">
            <text:p><text:s/>EF_CuSO4_100g/l_1g</text:p>
          </table:table-cell>
          <table:table-cell/>
          <table:table-cell office:value-type="float" office:value="53.051095" calcext:value-type="float">
            <text:p>53.051095</text:p>
          </table:table-cell>
          <table:table-cell office:value-type="float" office:value="52.995" calcext:value-type="float">
            <text:p>52.995</text:p>
          </table:table-cell>
          <table:table-cell office:value-type="float" office:value="2.284586" calcext:value-type="float">
            <text:p>2.284586</text:p>
          </table:table-cell>
          <table:table-cell office:value-type="float" office:value="53.100264" calcext:value-type="float">
            <text:p>53.10026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282 112 1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271 112 181</text:p>
          </table:table-cell>
          <table:table-cell office:value-type="float" office:value="411" calcext:value-type="float">
            <text:p>411</text:p>
          </table:table-cell>
          <table:table-cell office:value-type="float" office:value="606.867188" calcext:value-type="float">
            <text:p>606.867188</text:p>
          </table:table-cell>
          <table:table-cell office:value-type="float" office:value="-1.070486" calcext:value-type="float">
            <text:p>-1.070486</text:p>
          </table:table-cell>
          <table:table-cell office:value-type="float" office:value="4.373414" calcext:value-type="float">
            <text:p>4.373414</text:p>
          </table:table-cell>
          <table:table-cell office:value-type="float" office:value="0.143091" calcext:value-type="float">
            <text:p>0.143091</text:p>
          </table:table-cell>
          <table:table-cell office:value-type="float" office:value="3.07022" calcext:value-type="float">
            <text:p>3.07022</text:p>
          </table:table-cell>
          <table:table-cell office:value-type="float" office:value="53.051095" calcext:value-type="float">
            <text:p>53.051095</text:p>
          </table:table-cell>
          <table:table-cell office:value-type="float" office:value="0.143091" calcext:value-type="float">
            <text:p>0.143091</text:p>
          </table:table-cell>
          <table:table-cell office:value-type="float" office:value="5.219334" calcext:value-type="float">
            <text:p>5.219334</text:p>
          </table:table-cell>
        </table:table-row>
        <table:table-row table:style-name="ro1">
          <table:table-cell office:value-type="string" calcext:value-type="string">
            <text:p><text:s/>EF_CuSO4_100g/l_2g</text:p>
          </table:table-cell>
          <table:table-cell/>
          <table:table-cell office:value-type="float" office:value="33.095023" calcext:value-type="float">
            <text:p>33.095023</text:p>
          </table:table-cell>
          <table:table-cell office:value-type="float" office:value="33.02" calcext:value-type="float">
            <text:p>33.02</text:p>
          </table:table-cell>
          <table:table-cell office:value-type="float" office:value="2.85794" calcext:value-type="float">
            <text:p>2.85794</text:p>
          </table:table-cell>
          <table:table-cell office:value-type="float" office:value="33.218193" calcext:value-type="float">
            <text:p>33.21819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17 112 13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39 112 137</text:p>
          </table:table-cell>
          <table:table-cell office:value-type="float" office:value="442" calcext:value-type="float">
            <text:p>442</text:p>
          </table:table-cell>
          <table:table-cell office:value-type="float" office:value="652.640625" calcext:value-type="float">
            <text:p>652.640625</text:p>
          </table:table-cell>
          <table:table-cell office:value-type="float" office:value="-0.081807" calcext:value-type="float">
            <text:p>-0.081807</text:p>
          </table:table-cell>
          <table:table-cell office:value-type="float" office:value="2.05582" calcext:value-type="float">
            <text:p>2.05582</text:p>
          </table:table-cell>
          <table:table-cell office:value-type="float" office:value="0.096282" calcext:value-type="float">
            <text:p>0.096282</text:p>
          </table:table-cell>
          <table:table-cell office:value-type="float" office:value="3.454519" calcext:value-type="float">
            <text:p>3.454519</text:p>
          </table:table-cell>
          <table:table-cell office:value-type="float" office:value="33.095023" calcext:value-type="float">
            <text:p>33.095023</text:p>
          </table:table-cell>
          <table:table-cell office:value-type="float" office:value="0.096282" calcext:value-type="float">
            <text:p>0.096282</text:p>
          </table:table-cell>
          <table:table-cell office:value-type="float" office:value="8.167821" calcext:value-type="float">
            <text:p>8.167821</text:p>
          </table:table-cell>
        </table:table-row>
        <table:table-row table:style-name="ro1">
          <table:table-cell office:value-type="string" calcext:value-type="string">
            <text:p><text:s/>EF_Fischoil_1g</text:p>
          </table:table-cell>
          <table:table-cell/>
          <table:table-cell office:value-type="float" office:value="19.073286" calcext:value-type="float">
            <text:p>19.073286</text:p>
          </table:table-cell>
          <table:table-cell office:value-type="float" office:value="17.965" calcext:value-type="float">
            <text:p>17.965</text:p>
          </table:table-cell>
          <table:table-cell office:value-type="float" office:value="3.711366" calcext:value-type="float">
            <text:p>3.711366</text:p>
          </table:table-cell>
          <table:table-cell office:value-type="float" office:value="19.431018" calcext:value-type="float">
            <text:p>19.431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7 37 2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41 37 212</text:p>
          </table:table-cell>
          <table:table-cell office:value-type="float" office:value="423" calcext:value-type="float">
            <text:p>423</text:p>
          </table:table-cell>
          <table:table-cell office:value-type="float" office:value="624.585938" calcext:value-type="float">
            <text:p>624.585938</text:p>
          </table:table-cell>
          <table:table-cell office:value-type="float" office:value="0.326386" calcext:value-type="float">
            <text:p>0.326386</text:p>
          </table:table-cell>
          <table:table-cell office:value-type="float" office:value="1.903611" calcext:value-type="float">
            <text:p>1.903611</text:p>
          </table:table-cell>
          <table:table-cell office:value-type="float" office:value="0.08234" calcext:value-type="float">
            <text:p>0.08234</text:p>
          </table:table-cell>
          <table:table-cell office:value-type="float" office:value="3.679815" calcext:value-type="float">
            <text:p>3.679815</text:p>
          </table:table-cell>
          <table:table-cell office:value-type="float" office:value="19.073286" calcext:value-type="float">
            <text:p>19.073286</text:p>
          </table:table-cell>
          <table:table-cell office:value-type="float" office:value="0.08234" calcext:value-type="float">
            <text:p>0.08234</text:p>
          </table:table-cell>
          <table:table-cell office:value-type="float" office:value="13.774237" calcext:value-type="float">
            <text:p>13.774237</text:p>
          </table:table-cell>
        </table:table-row>
        <table:table-row table:style-name="ro1">
          <table:table-cell office:value-type="string" calcext:value-type="string">
            <text:p><text:s/>EF_Fishoil_2g</text:p>
          </table:table-cell>
          <table:table-cell/>
          <table:table-cell office:value-type="float" office:value="12.815668" calcext:value-type="float">
            <text:p>12.815668</text:p>
          </table:table-cell>
          <table:table-cell office:value-type="float" office:value="13.02" calcext:value-type="float">
            <text:p>13.02</text:p>
          </table:table-cell>
          <table:table-cell office:value-type="float" office:value="0.733956" calcext:value-type="float">
            <text:p>0.733956</text:p>
          </table:table-cell>
          <table:table-cell office:value-type="float" office:value="12.836668" calcext:value-type="float">
            <text:p>12.83666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97 37 2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9 37 215</text:p>
          </table:table-cell>
          <table:table-cell office:value-type="float" office:value="434" calcext:value-type="float">
            <text:p>434</text:p>
          </table:table-cell>
          <table:table-cell office:value-type="float" office:value="640.828125" calcext:value-type="float">
            <text:p>640.828125</text:p>
          </table:table-cell>
          <table:table-cell office:value-type="float" office:value="0.197113" calcext:value-type="float">
            <text:p>0.197113</text:p>
          </table:table-cell>
          <table:table-cell office:value-type="float" office:value="2.654695" calcext:value-type="float">
            <text:p>2.654695</text:p>
          </table:table-cell>
          <table:table-cell office:value-type="float" office:value="0.37495" calcext:value-type="float">
            <text:p>0.37495</text:p>
          </table:table-cell>
          <table:table-cell office:value-type="float" office:value="1.588492" calcext:value-type="float">
            <text:p>1.588492</text:p>
          </table:table-cell>
          <table:table-cell office:value-type="float" office:value="12.815668" calcext:value-type="float">
            <text:p>12.815668</text:p>
          </table:table-cell>
          <table:table-cell office:value-type="float" office:value="0.37495" calcext:value-type="float">
            <text:p>0.37495</text:p>
          </table:table-cell>
          <table:table-cell office:value-type="float" office:value="0.538692" calcext:value-type="float">
            <text:p>0.538692</text:p>
          </table:table-cell>
        </table:table-row>
        <table:table-row table:style-name="ro1">
          <table:table-cell office:value-type="string" calcext:value-type="string">
            <text:p><text:s/>EF_Fishoil_3g</text:p>
          </table:table-cell>
          <table:table-cell/>
          <table:table-cell office:value-type="float" office:value="14.92" calcext:value-type="float">
            <text:p>14.92</text:p>
          </table:table-cell>
          <table:table-cell office:value-type="float" office:value="14.025" calcext:value-type="float">
            <text:p>14.025</text:p>
          </table:table-cell>
          <table:table-cell office:value-type="float" office:value="2.089552" calcext:value-type="float">
            <text:p>2.089552</text:p>
          </table:table-cell>
          <table:table-cell office:value-type="float" office:value="15.065611" calcext:value-type="float">
            <text:p>15.0656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65 37 2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49 37 202</text:p>
          </table:table-cell>
          <table:table-cell office:value-type="float" office:value="425" calcext:value-type="float">
            <text:p>425</text:p>
          </table:table-cell>
          <table:table-cell office:value-type="float" office:value="627.539063" calcext:value-type="float">
            <text:p>627.539063</text:p>
          </table:table-cell>
          <table:table-cell office:value-type="float" office:value="1.204134" calcext:value-type="float">
            <text:p>1.204134</text:p>
          </table:table-cell>
          <table:table-cell office:value-type="float" office:value="4.469656" calcext:value-type="float">
            <text:p>4.469656</text:p>
          </table:table-cell>
          <table:table-cell office:value-type="float" office:value="0.179527" calcext:value-type="float">
            <text:p>0.179527</text:p>
          </table:table-cell>
          <table:table-cell office:value-type="float" office:value="2.859358" calcext:value-type="float">
            <text:p>2.859358</text:p>
          </table:table-cell>
          <table:table-cell office:value-type="float" office:value="14.92" calcext:value-type="float">
            <text:p>14.92</text:p>
          </table:table-cell>
          <table:table-cell office:value-type="float" office:value="0.179527" calcext:value-type="float">
            <text:p>0.179527</text:p>
          </table:table-cell>
          <table:table-cell office:value-type="float" office:value="4.366226" calcext:value-type="float">
            <text:p>4.366226</text:p>
          </table:table-cell>
        </table:table-row>
        <table:table-row table:style-name="ro1">
          <table:table-cell office:value-type="string" calcext:value-type="string">
            <text:p><text:s/>EF_NaCl_9g/l_1g</text:p>
          </table:table-cell>
          <table:table-cell/>
          <table:table-cell office:value-type="float" office:value="18.881356" calcext:value-type="float">
            <text:p>18.881356</text:p>
          </table:table-cell>
          <table:table-cell office:value-type="float" office:value="19.075" calcext:value-type="float">
            <text:p>19.075</text:p>
          </table:table-cell>
          <table:table-cell office:value-type="float" office:value="3.243061" calcext:value-type="float">
            <text:p>3.243061</text:p>
          </table:table-cell>
          <table:table-cell office:value-type="float" office:value="19.157846" calcext:value-type="float">
            <text:p>19.1578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37 38 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60 38 40</text:p>
          </table:table-cell>
          <table:table-cell office:value-type="float" office:value="413" calcext:value-type="float">
            <text:p>413</text:p>
          </table:table-cell>
          <table:table-cell office:value-type="float" office:value="609.820313" calcext:value-type="float">
            <text:p>609.820313</text:p>
          </table:table-cell>
          <table:table-cell office:value-type="float" office:value="-0.599325" calcext:value-type="float">
            <text:p>-0.599325</text:p>
          </table:table-cell>
          <table:table-cell office:value-type="float" office:value="2.667817" calcext:value-type="float">
            <text:p>2.667817</text:p>
          </table:table-cell>
          <table:table-cell office:value-type="float" office:value="0.0949" calcext:value-type="float">
            <text:p>0.0949</text:p>
          </table:table-cell>
          <table:table-cell office:value-type="float" office:value="3.590556" calcext:value-type="float">
            <text:p>3.590556</text:p>
          </table:table-cell>
          <table:table-cell office:value-type="float" office:value="18.881356" calcext:value-type="float">
            <text:p>18.881356</text:p>
          </table:table-cell>
          <table:table-cell office:value-type="float" office:value="0.0949" calcext:value-type="float">
            <text:p>0.0949</text:p>
          </table:table-cell>
          <table:table-cell office:value-type="float" office:value="10.517443" calcext:value-type="float">
            <text:p>10.517443</text:p>
          </table:table-cell>
        </table:table-row>
        <table:table-row table:style-name="ro1">
          <table:table-cell office:value-type="string" calcext:value-type="string">
            <text:p><text:s/>EF_NaCl_9g/l_2g</text:p>
          </table:table-cell>
          <table:table-cell/>
          <table:table-cell office:value-type="float" office:value="14.929577" calcext:value-type="float">
            <text:p>14.929577</text:p>
          </table:table-cell>
          <table:table-cell office:value-type="float" office:value="14.99" calcext:value-type="float">
            <text:p>14.99</text:p>
          </table:table-cell>
          <table:table-cell office:value-type="float" office:value="1.259213" calcext:value-type="float">
            <text:p>1.259213</text:p>
          </table:table-cell>
          <table:table-cell office:value-type="float" office:value="14.982587" calcext:value-type="float">
            <text:p>14.9825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21 38 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8 38 31</text:p>
          </table:table-cell>
          <table:table-cell office:value-type="float" office:value="426" calcext:value-type="float">
            <text:p>426</text:p>
          </table:table-cell>
          <table:table-cell office:value-type="float" office:value="629.015625" calcext:value-type="float">
            <text:p>629.015625</text:p>
          </table:table-cell>
          <table:table-cell office:value-type="float" office:value="-0.270751" calcext:value-type="float">
            <text:p>-0.270751</text:p>
          </table:table-cell>
          <table:table-cell office:value-type="float" office:value="2.434567" calcext:value-type="float">
            <text:p>2.434567</text:p>
          </table:table-cell>
          <table:table-cell office:value-type="float" office:value="0.218277" calcext:value-type="float">
            <text:p>0.218277</text:p>
          </table:table-cell>
          <table:table-cell office:value-type="float" office:value="2.332041" calcext:value-type="float">
            <text:p>2.332041</text:p>
          </table:table-cell>
          <table:table-cell office:value-type="float" office:value="14.929577" calcext:value-type="float">
            <text:p>14.929577</text:p>
          </table:table-cell>
          <table:table-cell office:value-type="float" office:value="0.218277" calcext:value-type="float">
            <text:p>0.218277</text:p>
          </table:table-cell>
          <table:table-cell office:value-type="float" office:value="1.585617" calcext:value-type="float">
            <text:p>1.585617</text:p>
          </table:table-cell>
        </table:table-row>
        <table:table-row table:style-name="ro1">
          <table:table-cell office:value-type="string" calcext:value-type="string">
            <text:p><text:s/>EF_NaCl_9g/l_3g</text:p>
          </table:table-cell>
          <table:table-cell/>
          <table:table-cell office:value-type="float" office:value="24.337719" calcext:value-type="float">
            <text:p>24.337719</text:p>
          </table:table-cell>
          <table:table-cell office:value-type="float" office:value="24.075" calcext:value-type="float">
            <text:p>24.075</text:p>
          </table:table-cell>
          <table:table-cell office:value-type="float" office:value="2.343094" calcext:value-type="float">
            <text:p>2.343094</text:p>
          </table:table-cell>
          <table:table-cell office:value-type="float" office:value="24.450249" calcext:value-type="float">
            <text:p>24.45024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7 38 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81 38 30</text:p>
          </table:table-cell>
          <table:table-cell office:value-type="float" office:value="456" calcext:value-type="float">
            <text:p>456</text:p>
          </table:table-cell>
          <table:table-cell office:value-type="float" office:value="673.3125" calcext:value-type="float">
            <text:p>673.3125</text:p>
          </table:table-cell>
          <table:table-cell office:value-type="float" office:value="-0.514217" calcext:value-type="float">
            <text:p>-0.514217</text:p>
          </table:table-cell>
          <table:table-cell office:value-type="float" office:value="4.446024" calcext:value-type="float">
            <text:p>4.446024</text:p>
          </table:table-cell>
          <table:table-cell office:value-type="float" office:value="0.131213" calcext:value-type="float">
            <text:p>0.131213</text:p>
          </table:table-cell>
          <table:table-cell office:value-type="float" office:value="3.183642" calcext:value-type="float">
            <text:p>3.183642</text:p>
          </table:table-cell>
          <table:table-cell office:value-type="float" office:value="24.337719" calcext:value-type="float">
            <text:p>24.337719</text:p>
          </table:table-cell>
          <table:table-cell office:value-type="float" office:value="0.131213" calcext:value-type="float">
            <text:p>0.131213</text:p>
          </table:table-cell>
          <table:table-cell office:value-type="float" office:value="5.490091" calcext:value-type="float">
            <text:p>5.490091</text:p>
          </table:table-cell>
        </table:table-row>
        <table:table-row table:style-name="ro1">
          <table:table-cell office:value-type="string" calcext:value-type="string">
            <text:p><text:s/>EF_VitaminE_1g</text:p>
          </table:table-cell>
          <table:table-cell/>
          <table:table-cell office:value-type="float" office:value="14.441327" calcext:value-type="float">
            <text:p>14.441327</text:p>
          </table:table-cell>
          <table:table-cell office:value-type="float" office:value="14.025" calcext:value-type="float">
            <text:p>14.025</text:p>
          </table:table-cell>
          <table:table-cell office:value-type="float" office:value="0.800656" calcext:value-type="float">
            <text:p>0.800656</text:p>
          </table:table-cell>
          <table:table-cell office:value-type="float" office:value="14.463504" calcext:value-type="float">
            <text:p>14.4635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82 39 1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1 39 141</text:p>
          </table:table-cell>
          <table:table-cell office:value-type="float" office:value="392" calcext:value-type="float">
            <text:p>392</text:p>
          </table:table-cell>
          <table:table-cell office:value-type="float" office:value="578.8125" calcext:value-type="float">
            <text:p>578.8125</text:p>
          </table:table-cell>
          <table:table-cell office:value-type="float" office:value="-0.481724" calcext:value-type="float">
            <text:p>-0.481724</text:p>
          </table:table-cell>
          <table:table-cell office:value-type="float" office:value="3.72908" calcext:value-type="float">
            <text:p>3.72908</text:p>
          </table:table-cell>
          <table:table-cell office:value-type="float" office:value="0.362531" calcext:value-type="float">
            <text:p>0.362531</text:p>
          </table:table-cell>
          <table:table-cell office:value-type="float" office:value="1.698199" calcext:value-type="float">
            <text:p>1.698199</text:p>
          </table:table-cell>
          <table:table-cell office:value-type="float" office:value="14.441327" calcext:value-type="float">
            <text:p>14.441327</text:p>
          </table:table-cell>
          <table:table-cell office:value-type="float" office:value="0.362531" calcext:value-type="float">
            <text:p>0.362531</text:p>
          </table:table-cell>
          <table:table-cell office:value-type="float" office:value="0.64105" calcext:value-type="float">
            <text:p>0.64105</text:p>
          </table:table-cell>
        </table:table-row>
        <table:table-row table:style-name="ro1">
          <table:table-cell office:value-type="string" calcext:value-type="string">
            <text:p><text:s/>EF_VitaminE_2g</text:p>
          </table:table-cell>
          <table:table-cell/>
          <table:table-cell office:value-type="float" office:value="27.593023" calcext:value-type="float">
            <text:p>27.593023</text:p>
          </table:table-cell>
          <table:table-cell office:value-type="float" office:value="29.125" calcext:value-type="float">
            <text:p>29.125</text:p>
          </table:table-cell>
          <table:table-cell office:value-type="float" office:value="6.122635" calcext:value-type="float">
            <text:p>6.122635</text:p>
          </table:table-cell>
          <table:table-cell office:value-type="float" office:value="28.26414" calcext:value-type="float">
            <text:p>28.264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67 39 1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39 39 143</text:p>
          </table:table-cell>
          <table:table-cell office:value-type="float" office:value="430" calcext:value-type="float">
            <text:p>430</text:p>
          </table:table-cell>
          <table:table-cell office:value-type="float" office:value="634.921875" calcext:value-type="float">
            <text:p>634.921875</text:p>
          </table:table-cell>
          <table:table-cell office:value-type="float" office:value="-0.406792" calcext:value-type="float">
            <text:p>-0.406792</text:p>
          </table:table-cell>
          <table:table-cell office:value-type="float" office:value="2.267199" calcext:value-type="float">
            <text:p>2.267199</text:p>
          </table:table-cell>
          <table:table-cell office:value-type="float" office:value="0.049692" calcext:value-type="float">
            <text:p>0.049692</text:p>
          </table:table-cell>
          <table:table-cell office:value-type="float" office:value="4.482691" calcext:value-type="float">
            <text:p>4.482691</text:p>
          </table:table-cell>
          <table:table-cell office:value-type="float" office:value="27.593023" calcext:value-type="float">
            <text:p>27.593023</text:p>
          </table:table-cell>
          <table:table-cell office:value-type="float" office:value="0.049692" calcext:value-type="float">
            <text:p>0.049692</text:p>
          </table:table-cell>
          <table:table-cell office:value-type="float" office:value="37.486664" calcext:value-type="float">
            <text:p>37.486664</text:p>
          </table:table-cell>
        </table:table-row>
        <table:table-row table:style-name="ro1">
          <table:table-cell office:value-type="string" calcext:value-type="string">
            <text:p><text:s/>EF_VitaminE_3g</text:p>
          </table:table-cell>
          <table:table-cell/>
          <table:table-cell office:value-type="float" office:value="13.734597" calcext:value-type="float">
            <text:p>13.734597</text:p>
          </table:table-cell>
          <table:table-cell office:value-type="float" office:value="13.975" calcext:value-type="float">
            <text:p>13.975</text:p>
          </table:table-cell>
          <table:table-cell office:value-type="float" office:value="1.134929" calcext:value-type="float">
            <text:p>1.134929</text:p>
          </table:table-cell>
          <table:table-cell office:value-type="float" office:value="13.781409" calcext:value-type="float">
            <text:p>13.7814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42 39 1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7 39 110</text:p>
          </table:table-cell>
          <table:table-cell office:value-type="float" office:value="422" calcext:value-type="float">
            <text:p>422</text:p>
          </table:table-cell>
          <table:table-cell office:value-type="float" office:value="623.109375" calcext:value-type="float">
            <text:p>623.109375</text:p>
          </table:table-cell>
          <table:table-cell office:value-type="float" office:value="1.099134" calcext:value-type="float">
            <text:p>1.099134</text:p>
          </table:table-cell>
          <table:table-cell office:value-type="float" office:value="5.616875" calcext:value-type="float">
            <text:p>5.616875</text:p>
          </table:table-cell>
          <table:table-cell office:value-type="float" office:value="0.307518" calcext:value-type="float">
            <text:p>0.307518</text:p>
          </table:table-cell>
          <table:table-cell office:value-type="float" office:value="2.05627" calcext:value-type="float">
            <text:p>2.05627</text:p>
          </table:table-cell>
          <table:table-cell office:value-type="float" office:value="13.734597" calcext:value-type="float">
            <text:p>13.734597</text:p>
          </table:table-cell>
          <table:table-cell office:value-type="float" office:value="0.307518" calcext:value-type="float">
            <text:p>0.307518</text:p>
          </table:table-cell>
          <table:table-cell office:value-type="float" office:value="1.288064" calcext:value-type="float">
            <text:p>1.288064</text:p>
          </table:table-cell>
        </table:table-row>
        <table:table-row table:style-name="ro1">
          <table:table-cell office:value-type="string" calcext:value-type="string">
            <text:p><text:s/>TFC</text:p>
          </table:table-cell>
          <table:table-cell/>
          <table:table-cell office:value-type="float" office:value="39.35906" calcext:value-type="float">
            <text:p>39.35906</text:p>
          </table:table-cell>
          <table:table-cell office:value-type="float" office:value="39.025" calcext:value-type="float">
            <text:p>39.025</text:p>
          </table:table-cell>
          <table:table-cell office:value-type="float" office:value="0.947406" calcext:value-type="float">
            <text:p>0.947406</text:p>
          </table:table-cell>
          <table:table-cell office:value-type="float" office:value="39.370461" calcext:value-type="float">
            <text:p>39.37046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27 112 17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06 112 180</text:p>
          </table:table-cell>
          <table:table-cell office:value-type="float" office:value="298" calcext:value-type="float">
            <text:p>298</text:p>
          </table:table-cell>
          <table:table-cell office:value-type="float" office:value="440.015625" calcext:value-type="float">
            <text:p>440.015625</text:p>
          </table:table-cell>
          <table:table-cell office:value-type="float" office:value="0.230231" calcext:value-type="float">
            <text:p>0.230231</text:p>
          </table:table-cell>
          <table:table-cell office:value-type="float" office:value="2.761148" calcext:value-type="float">
            <text:p>2.761148</text:p>
          </table:table-cell>
          <table:table-cell office:value-type="float" office:value="0.293388" calcext:value-type="float">
            <text:p>0.293388</text:p>
          </table:table-cell>
          <table:table-cell office:value-type="float" office:value="1.952143" calcext:value-type="float">
            <text:p>1.952143</text:p>
          </table:table-cell>
          <table:table-cell office:value-type="float" office:value="39.35906" calcext:value-type="float">
            <text:p>39.35906</text:p>
          </table:table-cell>
          <table:table-cell office:value-type="float" office:value="0.293388" calcext:value-type="float">
            <text:p>0.293388</text:p>
          </table:table-cell>
          <table:table-cell office:value-type="float" office:value="0.897578" calcext:value-type="float">
            <text:p>0.897578</text:p>
          </table:table-cell>
        </table:table-row>
        <table:table-row table:style-name="ro1">
          <table:table-cell office:value-type="string" calcext:value-type="string">
            <text:p><text:s/>TFC_CuSO_1.5gl_1g</text:p>
          </table:table-cell>
          <table:table-cell/>
          <table:table-cell office:value-type="float" office:value="27.030162" calcext:value-type="float">
            <text:p>27.030162</text:p>
          </table:table-cell>
          <table:table-cell office:value-type="float" office:value="27.075" calcext:value-type="float">
            <text:p>27.075</text:p>
          </table:table-cell>
          <table:table-cell office:value-type="float" office:value="5.243957" calcext:value-type="float">
            <text:p>5.243957</text:p>
          </table:table-cell>
          <table:table-cell office:value-type="float" office:value="27.534138" calcext:value-type="float">
            <text:p>27.5341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255 112 1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43 112 146</text:p>
          </table:table-cell>
          <table:table-cell office:value-type="float" office:value="431" calcext:value-type="float">
            <text:p>431</text:p>
          </table:table-cell>
          <table:table-cell office:value-type="float" office:value="636.398438" calcext:value-type="float">
            <text:p>636.398438</text:p>
          </table:table-cell>
          <table:table-cell office:value-type="float" office:value="0.093759" calcext:value-type="float">
            <text:p>0.093759</text:p>
          </table:table-cell>
          <table:table-cell office:value-type="float" office:value="1.466347" calcext:value-type="float">
            <text:p>1.466347</text:p>
          </table:table-cell>
          <table:table-cell office:value-type="float" office:value="0.076706" calcext:value-type="float">
            <text:p>0.076706</text:p>
          </table:table-cell>
          <table:table-cell office:value-type="float" office:value="3.898614" calcext:value-type="float">
            <text:p>3.898614</text:p>
          </table:table-cell>
          <table:table-cell office:value-type="float" office:value="27.030162" calcext:value-type="float">
            <text:p>27.030162</text:p>
          </table:table-cell>
          <table:table-cell office:value-type="float" office:value="0.076706" calcext:value-type="float">
            <text:p>0.076706</text:p>
          </table:table-cell>
          <table:table-cell office:value-type="float" office:value="27.499088" calcext:value-type="float">
            <text:p>27.499088</text:p>
          </table:table-cell>
        </table:table-row>
        <table:table-row table:style-name="ro1">
          <table:table-cell office:value-type="string" calcext:value-type="string">
            <text:p><text:s/>TFC_CuSO4_1.5g/l_2g</text:p>
          </table:table-cell>
          <table:table-cell/>
          <table:table-cell office:value-type="float" office:value="17.435597" calcext:value-type="float">
            <text:p>17.435597</text:p>
          </table:table-cell>
          <table:table-cell office:value-type="float" office:value="17.005" calcext:value-type="float">
            <text:p>17.005</text:p>
          </table:table-cell>
          <table:table-cell office:value-type="float" office:value="1.768914" calcext:value-type="float">
            <text:p>1.768914</text:p>
          </table:table-cell>
          <table:table-cell office:value-type="float" office:value="17.525099" calcext:value-type="float">
            <text:p>17.5250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58 112 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68 112 104</text:p>
          </table:table-cell>
          <table:table-cell office:value-type="float" office:value="427" calcext:value-type="float">
            <text:p>427</text:p>
          </table:table-cell>
          <table:table-cell office:value-type="float" office:value="630.492188" calcext:value-type="float">
            <text:p>630.492188</text:p>
          </table:table-cell>
          <table:table-cell office:value-type="float" office:value="0.274623" calcext:value-type="float">
            <text:p>0.274623</text:p>
          </table:table-cell>
          <table:table-cell office:value-type="float" office:value="2.373864" calcext:value-type="float">
            <text:p>2.373864</text:p>
          </table:table-cell>
          <table:table-cell office:value-type="float" office:value="0.157413" calcext:value-type="float">
            <text:p>0.157413</text:p>
          </table:table-cell>
          <table:table-cell office:value-type="float" office:value="2.815488" calcext:value-type="float">
            <text:p>2.815488</text:p>
          </table:table-cell>
          <table:table-cell office:value-type="float" office:value="17.435597" calcext:value-type="float">
            <text:p>17.435597</text:p>
          </table:table-cell>
          <table:table-cell office:value-type="float" office:value="0.157413" calcext:value-type="float">
            <text:p>0.157413</text:p>
          </table:table-cell>
          <table:table-cell office:value-type="float" office:value="3.129059" calcext:value-type="float">
            <text:p>3.129059</text:p>
          </table:table-cell>
        </table:table-row>
        <table:table-row table:style-name="ro1">
          <table:table-cell office:value-type="string" calcext:value-type="string">
            <text:p><text:s/>TFC_CuSO4_1.5g/l_3g</text:p>
          </table:table-cell>
          <table:table-cell/>
          <table:table-cell office:value-type="float" office:value="29.816667" calcext:value-type="float">
            <text:p>29.816667</text:p>
          </table:table-cell>
          <table:table-cell office:value-type="float" office:value="31.125" calcext:value-type="float">
            <text:p>31.125</text:p>
          </table:table-cell>
          <table:table-cell office:value-type="float" office:value="5.060702" calcext:value-type="float">
            <text:p>5.060702</text:p>
          </table:table-cell>
          <table:table-cell office:value-type="float" office:value="30.243087" calcext:value-type="float">
            <text:p>30.24308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222 112 10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5 112 107</text:p>
          </table:table-cell>
          <table:table-cell office:value-type="float" office:value="420" calcext:value-type="float">
            <text:p>420</text:p>
          </table:table-cell>
          <table:table-cell office:value-type="float" office:value="620.15625" calcext:value-type="float">
            <text:p>620.15625</text:p>
          </table:table-cell>
          <table:table-cell office:value-type="float" office:value="-0.592326" calcext:value-type="float">
            <text:p>-0.592326</text:p>
          </table:table-cell>
          <table:table-cell office:value-type="float" office:value="2.792839" calcext:value-type="float">
            <text:p>2.792839</text:p>
          </table:table-cell>
          <table:table-cell office:value-type="float" office:value="0.063107" calcext:value-type="float">
            <text:p>0.063107</text:p>
          </table:table-cell>
          <table:table-cell office:value-type="float" office:value="4.236686" calcext:value-type="float">
            <text:p>4.236686</text:p>
          </table:table-cell>
          <table:table-cell office:value-type="float" office:value="29.816667" calcext:value-type="float">
            <text:p>29.816667</text:p>
          </table:table-cell>
          <table:table-cell office:value-type="float" office:value="0.063107" calcext:value-type="float">
            <text:p>0.063107</text:p>
          </table:table-cell>
          <table:table-cell office:value-type="float" office:value="25.6107" calcext:value-type="float">
            <text:p>25.6107</text:p>
          </table:table-cell>
        </table:table-row>
        <table:table-row table:style-name="ro1">
          <table:table-cell office:value-type="string" calcext:value-type="string">
            <text:p><text:s/>TFC_CuSO4_100g/l_1g</text:p>
          </table:table-cell>
          <table:table-cell/>
          <table:table-cell office:value-type="float" office:value="27.303103" calcext:value-type="float">
            <text:p>27.303103</text:p>
          </table:table-cell>
          <table:table-cell office:value-type="float" office:value="27.04" calcext:value-type="float">
            <text:p>27.04</text:p>
          </table:table-cell>
          <table:table-cell office:value-type="float" office:value="1.884529" calcext:value-type="float">
            <text:p>1.884529</text:p>
          </table:table-cell>
          <table:table-cell office:value-type="float" office:value="27.368063" calcext:value-type="float">
            <text:p>27.3680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258 112 2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273 112 210</text:p>
          </table:table-cell>
          <table:table-cell office:value-type="float" office:value="419" calcext:value-type="float">
            <text:p>419</text:p>
          </table:table-cell>
          <table:table-cell office:value-type="float" office:value="618.679688" calcext:value-type="float">
            <text:p>618.679688</text:p>
          </table:table-cell>
          <table:table-cell office:value-type="float" office:value="-0.20991" calcext:value-type="float">
            <text:p>-0.20991</text:p>
          </table:table-cell>
          <table:table-cell office:value-type="float" office:value="2.125706" calcext:value-type="float">
            <text:p>2.125706</text:p>
          </table:table-cell>
          <table:table-cell office:value-type="float" office:value="0.149629" calcext:value-type="float">
            <text:p>0.149629</text:p>
          </table:table-cell>
          <table:table-cell office:value-type="float" office:value="2.857616" calcext:value-type="float">
            <text:p>2.857616</text:p>
          </table:table-cell>
          <table:table-cell office:value-type="float" office:value="27.303103" calcext:value-type="float">
            <text:p>27.303103</text:p>
          </table:table-cell>
          <table:table-cell office:value-type="float" office:value="0.149629" calcext:value-type="float">
            <text:p>0.149629</text:p>
          </table:table-cell>
          <table:table-cell office:value-type="float" office:value="3.55145" calcext:value-type="float">
            <text:p>3.55145</text:p>
          </table:table-cell>
        </table:table-row>
        <table:table-row table:style-name="ro1">
          <table:table-cell office:value-type="string" calcext:value-type="string">
            <text:p><text:s/>TFC_CuSO4_100g/l_2g</text:p>
          </table:table-cell>
          <table:table-cell/>
          <table:table-cell office:value-type="float" office:value="29.490148" calcext:value-type="float">
            <text:p>29.490148</text:p>
          </table:table-cell>
          <table:table-cell office:value-type="float" office:value="30" calcext:value-type="float">
            <text:p>30</text:p>
          </table:table-cell>
          <table:table-cell office:value-type="float" office:value="1.297158" calcext:value-type="float">
            <text:p>1.297158</text:p>
          </table:table-cell>
          <table:table-cell office:value-type="float" office:value="29.518662" calcext:value-type="float">
            <text:p>29.51866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2 112 17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152 112 180</text:p>
          </table:table-cell>
          <table:table-cell office:value-type="float" office:value="406" calcext:value-type="float">
            <text:p>406</text:p>
          </table:table-cell>
          <table:table-cell office:value-type="float" office:value="599.484375" calcext:value-type="float">
            <text:p>599.484375</text:p>
          </table:table-cell>
          <table:table-cell office:value-type="float" office:value="-0.236566" calcext:value-type="float">
            <text:p>-0.236566</text:p>
          </table:table-cell>
          <table:table-cell office:value-type="float" office:value="3.52745" calcext:value-type="float">
            <text:p>3.52745</text:p>
          </table:table-cell>
          <table:table-cell office:value-type="float" office:value="0.226407" calcext:value-type="float">
            <text:p>0.226407</text:p>
          </table:table-cell>
          <table:table-cell office:value-type="float" office:value="2.40507" calcext:value-type="float">
            <text:p>2.40507</text:p>
          </table:table-cell>
          <table:table-cell office:value-type="float" office:value="29.490148" calcext:value-type="float">
            <text:p>29.490148</text:p>
          </table:table-cell>
          <table:table-cell office:value-type="float" office:value="0.226407" calcext:value-type="float">
            <text:p>0.226407</text:p>
          </table:table-cell>
          <table:table-cell office:value-type="float" office:value="1.682619" calcext:value-type="float">
            <text:p>1.682619</text:p>
          </table:table-cell>
        </table:table-row>
        <table:table-row table:style-name="ro1">
          <table:table-cell office:value-type="string" calcext:value-type="string">
            <text:p>TFC_CuSO4_100g/l_3g</text:p>
          </table:table-cell>
          <table:table-cell/>
          <table:table-cell office:value-type="float" office:value="22.319005" calcext:value-type="float">
            <text:p>22.319005</text:p>
          </table:table-cell>
          <table:table-cell office:value-type="float" office:value="22.005" calcext:value-type="float">
            <text:p>22.005</text:p>
          </table:table-cell>
          <table:table-cell office:value-type="float" office:value="1.672792" calcext:value-type="float">
            <text:p>1.672792</text:p>
          </table:table-cell>
          <table:table-cell office:value-type="float" office:value="22.381604" calcext:value-type="float">
            <text:p>22.38160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211 112 17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233 112 179</text:p>
          </table:table-cell>
          <table:table-cell office:value-type="float" office:value="442" calcext:value-type="float">
            <text:p>442</text:p>
          </table:table-cell>
          <table:table-cell office:value-type="float" office:value="652.640625" calcext:value-type="float">
            <text:p>652.640625</text:p>
          </table:table-cell>
          <table:table-cell office:value-type="float" office:value="0.064831" calcext:value-type="float">
            <text:p>0.064831</text:p>
          </table:table-cell>
          <table:table-cell office:value-type="float" office:value="2.985658" calcext:value-type="float">
            <text:p>2.985658</text:p>
          </table:table-cell>
          <table:table-cell office:value-type="float" office:value="0.170216" calcext:value-type="float">
            <text:p>0.170216</text:p>
          </table:table-cell>
          <table:table-cell office:value-type="float" office:value="2.776098" calcext:value-type="float">
            <text:p>2.776098</text:p>
          </table:table-cell>
          <table:table-cell office:value-type="float" office:value="22.319005" calcext:value-type="float">
            <text:p>22.319005</text:p>
          </table:table-cell>
          <table:table-cell office:value-type="float" office:value="0.170216" calcext:value-type="float">
            <text:p>0.170216</text:p>
          </table:table-cell>
          <table:table-cell office:value-type="float" office:value="2.798232" calcext:value-type="float">
            <text:p>2.798232</text:p>
          </table:table-cell>
        </table:table-row>
        <table:table-row table:style-name="ro1">
          <table:table-cell office:value-type="string" calcext:value-type="string">
            <text:p><text:s/>TFC_Fishoil_1g</text:p>
          </table:table-cell>
          <table:table-cell/>
          <table:table-cell office:value-type="float" office:value="25.739336" calcext:value-type="float">
            <text:p>25.739336</text:p>
          </table:table-cell>
          <table:table-cell office:value-type="float" office:value="26.05" calcext:value-type="float">
            <text:p>26.05</text:p>
          </table:table-cell>
          <table:table-cell office:value-type="float" office:value="2.014984" calcext:value-type="float">
            <text:p>2.014984</text:p>
          </table:table-cell>
          <table:table-cell office:value-type="float" office:value="25.818087" calcext:value-type="float">
            <text:p>25.8180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40 112 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66 112 30</text:p>
          </table:table-cell>
          <table:table-cell office:value-type="float" office:value="422" calcext:value-type="float">
            <text:p>422</text:p>
          </table:table-cell>
          <table:table-cell office:value-type="float" office:value="623.109375" calcext:value-type="float">
            <text:p>623.109375</text:p>
          </table:table-cell>
          <table:table-cell office:value-type="float" office:value="0.13899" calcext:value-type="float">
            <text:p>0.13899</text:p>
          </table:table-cell>
          <table:table-cell office:value-type="float" office:value="2.523762" calcext:value-type="float">
            <text:p>2.523762</text:p>
          </table:table-cell>
          <table:table-cell office:value-type="float" office:value="0.139339" calcext:value-type="float">
            <text:p>0.139339</text:p>
          </table:table-cell>
          <table:table-cell office:value-type="float" office:value="3.023252" calcext:value-type="float">
            <text:p>3.023252</text:p>
          </table:table-cell>
          <table:table-cell office:value-type="float" office:value="25.739336" calcext:value-type="float">
            <text:p>25.739336</text:p>
          </table:table-cell>
          <table:table-cell office:value-type="float" office:value="0.139339" calcext:value-type="float">
            <text:p>0.139339</text:p>
          </table:table-cell>
          <table:table-cell office:value-type="float" office:value="4.060159" calcext:value-type="float">
            <text:p>4.060159</text:p>
          </table:table-cell>
        </table:table-row>
        <table:table-row table:style-name="ro1">
          <table:table-cell office:value-type="string" calcext:value-type="string">
            <text:p><text:s/>TFC_Fishoil_2g</text:p>
          </table:table-cell>
          <table:table-cell/>
          <table:table-cell office:value-type="float" office:value="11.923434" calcext:value-type="float">
            <text:p>11.923434</text:p>
          </table:table-cell>
          <table:table-cell office:value-type="float" office:value="12.025" calcext:value-type="float">
            <text:p>12.025</text:p>
          </table:table-cell>
          <table:table-cell office:value-type="float" office:value="0.993553" calcext:value-type="float">
            <text:p>0.993553</text:p>
          </table:table-cell>
          <table:table-cell office:value-type="float" office:value="11.964758" calcext:value-type="float">
            <text:p>11.96475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27 112 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12 112 24</text:p>
          </table:table-cell>
          <table:table-cell office:value-type="float" office:value="431" calcext:value-type="float">
            <text:p>431</text:p>
          </table:table-cell>
          <table:table-cell office:value-type="float" office:value="636.398438" calcext:value-type="float">
            <text:p>636.398438</text:p>
          </table:table-cell>
          <table:table-cell office:value-type="float" office:value="0.794532" calcext:value-type="float">
            <text:p>0.794532</text:p>
          </table:table-cell>
          <table:table-cell office:value-type="float" office:value="3.211516" calcext:value-type="float">
            <text:p>3.211516</text:p>
          </table:table-cell>
          <table:table-cell office:value-type="float" office:value="0.306668" calcext:value-type="float">
            <text:p>0.306668</text:p>
          </table:table-cell>
          <table:table-cell office:value-type="float" office:value="1.918647" calcext:value-type="float">
            <text:p>1.918647</text:p>
          </table:table-cell>
          <table:table-cell office:value-type="float" office:value="11.923434" calcext:value-type="float">
            <text:p>11.923434</text:p>
          </table:table-cell>
          <table:table-cell office:value-type="float" office:value="0.306668" calcext:value-type="float">
            <text:p>0.306668</text:p>
          </table:table-cell>
          <table:table-cell office:value-type="float" office:value="0.987147" calcext:value-type="float">
            <text:p>0.987147</text:p>
          </table:table-cell>
        </table:table-row>
        <table:table-row table:style-name="ro1">
          <table:table-cell office:value-type="string" calcext:value-type="string">
            <text:p><text:s/>TFC_Fishoil_3g</text:p>
          </table:table-cell>
          <table:table-cell/>
          <table:table-cell office:value-type="float" office:value="24.257611" calcext:value-type="float">
            <text:p>24.257611</text:p>
          </table:table-cell>
          <table:table-cell office:value-type="float" office:value="24" calcext:value-type="float">
            <text:p>24</text:p>
          </table:table-cell>
          <table:table-cell office:value-type="float" office:value="1.521106" calcext:value-type="float">
            <text:p>1.521106</text:p>
          </table:table-cell>
          <table:table-cell office:value-type="float" office:value="24.305256" calcext:value-type="float">
            <text:p>24.3052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85 112 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4 112 17</text:p>
          </table:table-cell>
          <table:table-cell office:value-type="float" office:value="427" calcext:value-type="float">
            <text:p>427</text:p>
          </table:table-cell>
          <table:table-cell office:value-type="float" office:value="630.492188" calcext:value-type="float">
            <text:p>630.492188</text:p>
          </table:table-cell>
          <table:table-cell office:value-type="float" office:value="0.577578" calcext:value-type="float">
            <text:p>0.577578</text:p>
          </table:table-cell>
          <table:table-cell office:value-type="float" office:value="2.907976" calcext:value-type="float">
            <text:p>2.907976</text:p>
          </table:table-cell>
          <table:table-cell office:value-type="float" office:value="0.201696" calcext:value-type="float">
            <text:p>0.201696</text:p>
          </table:table-cell>
          <table:table-cell office:value-type="float" office:value="2.562638" calcext:value-type="float">
            <text:p>2.562638</text:p>
          </table:table-cell>
          <table:table-cell office:value-type="float" office:value="24.257611" calcext:value-type="float">
            <text:p>24.257611</text:p>
          </table:table-cell>
          <table:table-cell office:value-type="float" office:value="0.201696" calcext:value-type="float">
            <text:p>0.201696</text:p>
          </table:table-cell>
          <table:table-cell office:value-type="float" office:value="2.313762" calcext:value-type="float">
            <text:p>2.313762</text:p>
          </table:table-cell>
        </table:table-row>
        <table:table-row table:style-name="ro1">
          <table:table-cell office:value-type="string" calcext:value-type="string">
            <text:p><text:s/>TFC_NaCl_9g/l_1g</text:p>
          </table:table-cell>
          <table:table-cell/>
          <table:table-cell office:value-type="float" office:value="16.085308" calcext:value-type="float">
            <text:p>16.085308</text:p>
          </table:table-cell>
          <table:table-cell office:value-type="float" office:value="16.015" calcext:value-type="float">
            <text:p>16.015</text:p>
          </table:table-cell>
          <table:table-cell office:value-type="float" office:value="1.896946" calcext:value-type="float">
            <text:p>1.896946</text:p>
          </table:table-cell>
          <table:table-cell office:value-type="float" office:value="16.196776" calcext:value-type="float">
            <text:p>16.19677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19 38 7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38 38 68</text:p>
          </table:table-cell>
          <table:table-cell office:value-type="float" office:value="422" calcext:value-type="float">
            <text:p>422</text:p>
          </table:table-cell>
          <table:table-cell office:value-type="float" office:value="623.109375" calcext:value-type="float">
            <text:p>623.109375</text:p>
          </table:table-cell>
          <table:table-cell office:value-type="float" office:value="0.677981" calcext:value-type="float">
            <text:p>0.677981</text:p>
          </table:table-cell>
          <table:table-cell office:value-type="float" office:value="2.839024" calcext:value-type="float">
            <text:p>2.839024</text:p>
          </table:table-cell>
          <table:table-cell office:value-type="float" office:value="0.161778" calcext:value-type="float">
            <text:p>0.161778</text:p>
          </table:table-cell>
          <table:table-cell office:value-type="float" office:value="2.837641" calcext:value-type="float">
            <text:p>2.837641</text:p>
          </table:table-cell>
          <table:table-cell office:value-type="float" office:value="16.085308" calcext:value-type="float">
            <text:p>16.085308</text:p>
          </table:table-cell>
          <table:table-cell office:value-type="float" office:value="0.161778" calcext:value-type="float">
            <text:p>0.161778</text:p>
          </table:table-cell>
          <table:table-cell office:value-type="float" office:value="3.598406" calcext:value-type="float">
            <text:p>3.598406</text:p>
          </table:table-cell>
        </table:table-row>
        <table:table-row table:style-name="ro1">
          <table:table-cell office:value-type="string" calcext:value-type="string">
            <text:p><text:s/>TFC_NaCl_9g/l_2g</text:p>
          </table:table-cell>
          <table:table-cell/>
          <table:table-cell office:value-type="float" office:value="5.325243" calcext:value-type="float">
            <text:p>5.325243</text:p>
          </table:table-cell>
          <table:table-cell office:value-type="float" office:value="5.025" calcext:value-type="float">
            <text:p>5.025</text:p>
          </table:table-cell>
          <table:table-cell office:value-type="float" office:value="1.028094" calcext:value-type="float">
            <text:p>1.028094</text:p>
          </table:table-cell>
          <table:table-cell office:value-type="float" office:value="5.423577" calcext:value-type="float">
            <text:p>5.4235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74 38 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8 38 73</text:p>
          </table:table-cell>
          <table:table-cell office:value-type="float" office:value="412" calcext:value-type="float">
            <text:p>412</text:p>
          </table:table-cell>
          <table:table-cell office:value-type="float" office:value="608.34375" calcext:value-type="float">
            <text:p>608.34375</text:p>
          </table:table-cell>
          <table:table-cell office:value-type="float" office:value="0.542396" calcext:value-type="float">
            <text:p>0.542396</text:p>
          </table:table-cell>
          <table:table-cell office:value-type="float" office:value="2.704686" calcext:value-type="float">
            <text:p>2.704686</text:p>
          </table:table-cell>
          <table:table-cell office:value-type="float" office:value="0.284098" calcext:value-type="float">
            <text:p>0.284098</text:p>
          </table:table-cell>
          <table:table-cell office:value-type="float" office:value="2.005168" calcext:value-type="float">
            <text:p>2.005168</text:p>
          </table:table-cell>
          <table:table-cell office:value-type="float" office:value="5.325243" calcext:value-type="float">
            <text:p>5.325243</text:p>
          </table:table-cell>
          <table:table-cell office:value-type="float" office:value="0.284098" calcext:value-type="float">
            <text:p>0.284098</text:p>
          </table:table-cell>
          <table:table-cell office:value-type="float" office:value="1.056977" calcext:value-type="float">
            <text:p>1.056977</text:p>
          </table:table-cell>
        </table:table-row>
        <table:table-row table:style-name="ro1">
          <table:table-cell office:value-type="string" calcext:value-type="string">
            <text:p><text:s/>TFC_NaCl_9g/l_3g</text:p>
          </table:table-cell>
          <table:table-cell/>
          <table:table-cell office:value-type="float" office:value="15.67619" calcext:value-type="float">
            <text:p>15.67619</text:p>
          </table:table-cell>
          <table:table-cell office:value-type="float" office:value="16.06" calcext:value-type="float">
            <text:p>16.06</text:p>
          </table:table-cell>
          <table:table-cell office:value-type="float" office:value="1.952883" calcext:value-type="float">
            <text:p>1.952883</text:p>
          </table:table-cell>
          <table:table-cell office:value-type="float" office:value="15.797364" calcext:value-type="float">
            <text:p>15.79736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259 38 7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37 38 69</text:p>
          </table:table-cell>
          <table:table-cell office:value-type="float" office:value="420" calcext:value-type="float">
            <text:p>420</text:p>
          </table:table-cell>
          <table:table-cell office:value-type="float" office:value="620.15625" calcext:value-type="float">
            <text:p>620.15625</text:p>
          </table:table-cell>
          <table:table-cell office:value-type="float" office:value="0.081672" calcext:value-type="float">
            <text:p>0.081672</text:p>
          </table:table-cell>
          <table:table-cell office:value-type="float" office:value="2.988592" calcext:value-type="float">
            <text:p>2.988592</text:p>
          </table:table-cell>
          <table:table-cell office:value-type="float" office:value="0.147732" calcext:value-type="float">
            <text:p>0.147732</text:p>
          </table:table-cell>
          <table:table-cell office:value-type="float" office:value="2.984995" calcext:value-type="float">
            <text:p>2.984995</text:p>
          </table:table-cell>
          <table:table-cell office:value-type="float" office:value="15.67619" calcext:value-type="float">
            <text:p>15.67619</text:p>
          </table:table-cell>
          <table:table-cell office:value-type="float" office:value="0.147732" calcext:value-type="float">
            <text:p>0.147732</text:p>
          </table:table-cell>
          <table:table-cell office:value-type="float" office:value="3.813752" calcext:value-type="float">
            <text:p>3.813752</text:p>
          </table:table-cell>
        </table:table-row>
        <table:table-row table:style-name="ro1">
          <table:table-cell office:value-type="string" calcext:value-type="string">
            <text:p><text:s/>TFC_VitaminE_1g</text:p>
          </table:table-cell>
          <table:table-cell/>
          <table:table-cell office:value-type="float" office:value="9.092857" calcext:value-type="float">
            <text:p>9.092857</text:p>
          </table:table-cell>
          <table:table-cell office:value-type="float" office:value="9.02" calcext:value-type="float">
            <text:p>9.02</text:p>
          </table:table-cell>
          <table:table-cell office:value-type="float" office:value="0.870326" calcext:value-type="float">
            <text:p>0.870326</text:p>
          </table:table-cell>
          <table:table-cell office:value-type="float" office:value="9.134414" calcext:value-type="float">
            <text:p>9.1344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9 38 1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8 38 174</text:p>
          </table:table-cell>
          <table:table-cell office:value-type="float" office:value="420" calcext:value-type="float">
            <text:p>420</text:p>
          </table:table-cell>
          <table:table-cell office:value-type="float" office:value="620.15625" calcext:value-type="float">
            <text:p>620.15625</text:p>
          </table:table-cell>
          <table:table-cell office:value-type="float" office:value="-0.245562" calcext:value-type="float">
            <text:p>-0.245562</text:p>
          </table:table-cell>
          <table:table-cell office:value-type="float" office:value="3.025931" calcext:value-type="float">
            <text:p>3.025931</text:p>
          </table:table-cell>
          <table:table-cell office:value-type="float" office:value="0.332347" calcext:value-type="float">
            <text:p>0.332347</text:p>
          </table:table-cell>
          <table:table-cell office:value-type="float" office:value="1.827717" calcext:value-type="float">
            <text:p>1.827717</text:p>
          </table:table-cell>
          <table:table-cell office:value-type="float" office:value="9.092857" calcext:value-type="float">
            <text:p>9.092857</text:p>
          </table:table-cell>
          <table:table-cell office:value-type="float" office:value="0.332347" calcext:value-type="float">
            <text:p>0.332347</text:p>
          </table:table-cell>
          <table:table-cell office:value-type="float" office:value="0.757467" calcext:value-type="float">
            <text:p>0.757467</text:p>
          </table:table-cell>
        </table:table-row>
        <table:table-row table:style-name="ro1">
          <table:table-cell office:value-type="string" calcext:value-type="string">
            <text:p><text:s/>TFC_VitaminE_2g</text:p>
          </table:table-cell>
          <table:table-cell/>
          <table:table-cell office:value-type="float" office:value="22.468384" calcext:value-type="float">
            <text:p>22.468384</text:p>
          </table:table-cell>
          <table:table-cell office:value-type="float" office:value="22.06" calcext:value-type="float">
            <text:p>22.06</text:p>
          </table:table-cell>
          <table:table-cell office:value-type="float" office:value="2.077333" calcext:value-type="float">
            <text:p>2.077333</text:p>
          </table:table-cell>
          <table:table-cell office:value-type="float" office:value="22.564211" calcext:value-type="float">
            <text:p>22.5642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289 38 1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61 38 178</text:p>
          </table:table-cell>
          <table:table-cell office:value-type="float" office:value="427" calcext:value-type="float">
            <text:p>427</text:p>
          </table:table-cell>
          <table:table-cell office:value-type="float" office:value="630.492188" calcext:value-type="float">
            <text:p>630.492188</text:p>
          </table:table-cell>
          <table:table-cell office:value-type="float" office:value="-0.526173" calcext:value-type="float">
            <text:p>-0.526173</text:p>
          </table:table-cell>
          <table:table-cell office:value-type="float" office:value="3.801172" calcext:value-type="float">
            <text:p>3.801172</text:p>
          </table:table-cell>
          <table:table-cell office:value-type="float" office:value="0.158993" calcext:value-type="float">
            <text:p>0.158993</text:p>
          </table:table-cell>
          <table:table-cell office:value-type="float" office:value="3.005696" calcext:value-type="float">
            <text:p>3.005696</text:p>
          </table:table-cell>
          <table:table-cell office:value-type="float" office:value="22.468384" calcext:value-type="float">
            <text:p>22.468384</text:p>
          </table:table-cell>
          <table:table-cell office:value-type="float" office:value="0.158993" calcext:value-type="float">
            <text:p>0.158993</text:p>
          </table:table-cell>
          <table:table-cell office:value-type="float" office:value="4.315313" calcext:value-type="float">
            <text:p>4.315313</text:p>
          </table:table-cell>
        </table:table-row>
        <table:table-row table:style-name="ro1">
          <table:table-cell office:value-type="string" calcext:value-type="string">
            <text:p><text:s/>TFC_VitaminE_3g</text:p>
          </table:table-cell>
          <table:table-cell/>
          <table:table-cell office:value-type="float" office:value="18.749409" calcext:value-type="float">
            <text:p>18.749409</text:p>
          </table:table-cell>
          <table:table-cell office:value-type="float" office:value="18.925" calcext:value-type="float">
            <text:p>18.925</text:p>
          </table:table-cell>
          <table:table-cell office:value-type="float" office:value="5.047978" calcext:value-type="float">
            <text:p>5.047978</text:p>
          </table:table-cell>
          <table:table-cell office:value-type="float" office:value="19.417065" calcext:value-type="float">
            <text:p>19.41706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18 39 1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0 39 145</text:p>
          </table:table-cell>
          <table:table-cell office:value-type="float" office:value="423" calcext:value-type="float">
            <text:p>423</text:p>
          </table:table-cell>
          <table:table-cell office:value-type="float" office:value="624.585938" calcext:value-type="float">
            <text:p>624.585938</text:p>
          </table:table-cell>
          <table:table-cell office:value-type="float" office:value="0.036054" calcext:value-type="float">
            <text:p>0.036054</text:p>
          </table:table-cell>
          <table:table-cell office:value-type="float" office:value="1.779677" calcext:value-type="float">
            <text:p>1.779677</text:p>
          </table:table-cell>
          <table:table-cell office:value-type="float" office:value="0.062556" calcext:value-type="float">
            <text:p>0.062556</text:p>
          </table:table-cell>
          <table:table-cell office:value-type="float" office:value="4.118875" calcext:value-type="float">
            <text:p>4.118875</text:p>
          </table:table-cell>
          <table:table-cell office:value-type="float" office:value="18.749409" calcext:value-type="float">
            <text:p>18.749409</text:p>
          </table:table-cell>
          <table:table-cell office:value-type="float" office:value="0.062556" calcext:value-type="float">
            <text:p>0.062556</text:p>
          </table:table-cell>
          <table:table-cell office:value-type="float" office:value="25.482079" calcext:value-type="float">
            <text:p>25.482079</text:p>
          </table:table-cell>
        </table:table-row>
      </table:table>
      <table:named-expressions/>
      <table:database-ranges>
        <table:database-range table:name="__Anonymous_Sheet_DB__0" table:target-range-address="Sheet1.A46:Sheet1.S8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2T15:46:52.876590605</meta:creation-date>
    <dc:date>2023-12-13T16:22:10.771753091</dc:date>
    <meta:editing-duration>PT14M57S</meta:editing-duration>
    <meta:editing-cycles>4</meta:editing-cycles>
    <meta:generator>LibreOffice/7.3.7.2$Linux_X86_64 LibreOffice_project/30$Build-2</meta:generator>
    <meta:document-statistic meta:table-count="1" meta:cell-count="1440" meta:object-count="0"/>
  </office:meta>
</office:document-meta>
</file>